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a122"/>
    </style:style>
    <style:style style:name="P2" style:family="paragraph" style:parent-style-name="Standard">
      <style:text-properties officeooo:paragraph-rsid="00094f85"/>
    </style:style>
    <style:style style:name="P3" style:family="paragraph" style:parent-style-name="Standard">
      <style:text-properties officeooo:paragraph-rsid="00099e38"/>
    </style:style>
    <style:style style:name="P4" style:family="paragraph" style:parent-style-name="Standard">
      <style:text-properties officeooo:rsid="00099e38" officeooo:paragraph-rsid="00099e38"/>
    </style:style>
    <style:style style:name="P5" style:family="paragraph" style:parent-style-name="Standard">
      <style:text-properties officeooo:paragraph-rsid="0009bdbc"/>
    </style:style>
    <style:style style:name="P6" style:family="paragraph" style:parent-style-name="Standard">
      <style:text-properties officeooo:paragraph-rsid="00094f85"/>
    </style:style>
    <style:style style:name="P7" style:family="paragraph" style:parent-style-name="Standard">
      <style:text-properties officeooo:paragraph-rsid="000acaf1"/>
    </style:style>
    <style:style style:name="P8" style:family="paragraph" style:parent-style-name="Standard">
      <style:text-properties officeooo:paragraph-rsid="000bf6d6"/>
    </style:style>
    <style:style style:name="P9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4">1.1</text:p>
      <text:p text:style-name="P4"/>
      <text:p text:style-name="P1"/>
      <text:p text:style-name="P1"><draw:g text:anchor-type="as-char" svg:y="-0.122in" draw:z-index="0" draw:style-name="gr1"><svg:title>TexMaths</svg:title><svg:desc>12§display§\mathcal{C}§svg§600§FALSE§</svg:desc><draw:polygon draw:style-name="gr2" draw:text-style-name="P9" svg:width="0.072in" svg:height="0.1051in" svg:x="0.0067in" svg:y="0.0083in" svg:viewBox="0 0 184 268" draw:points="93,268 0,268 0,0 184,0 184,268"><text:p/></draw:polygon><draw:path draw:style-name="gr3" draw:text-style-name="P10" svg:width="0.0866in" svg:height="0.1217in" svg:x="0in" svg:y="0in" svg:viewBox="0 0 221 310" svg:d="M206 234c0-4-3-4-5-4-6 0-17 6-17 6-9 6-11 9-16 16-13 20-31 35-60 35-38 0-72-28-72-92 0-37 14-89 39-123 18-26 40-49 84-49 16 0 26 6 26 23 0 14-16 43-20 53-3 5-3 5-3 6 0 3 3 3 4 3 9 0 25-9 30-16 1-3 25-44 25-65 0-23-19-27-34-27-61 0-112 41-132 65-50 60-55 127-55 148 0 63 31 97 81 97 68 0 125-65 125-76z"><text:p/></draw:path></draw:g></text:p>
      <text:p text:style-name="P1"/>
      <text:p text:style-name="P1"/>
      <text:p text:style-name="P1"/>
      <text:p text:style-name="P4">1.2</text:p>
      <text:p text:style-name="P4"/>
      <text:p text:style-name="P1"/>
      <text:p text:style-name="P2"><draw:g text:anchor-type="as-char" svg:y="-0.1165in" draw:z-index="1" draw:style-name="gr1"><svg:title>TexMaths</svg:title><svg:desc>12§display§C_{1} \subset C_{2}§svg§600§FALSE§</svg:desc><draw:polygon draw:style-name="gr2" draw:text-style-name="P9" svg:width="0.5748in" svg:height="0.1256in" svg:x="0in" svg:y="0.0083in" svg:viewBox="0 0 1461 320" draw:points="732,320 0,320 0,0 1461,0 1461,320"><text:p/></draw:polygon><draw:path draw:style-name="gr3" draw:text-style-name="P10" svg:width="0.1177in" svg:height="0.1205in" svg:x="0in" svg:y="0in" svg:viewBox="0 0 300 307" svg:d="M300 4c0-2 0-4-5-4 0 0-1 0-6 5l-29 32c-3-6-24-37-70-37-95 0-190 94-190 192 0 69 50 115 114 115 37 0 70-16 92-36 40-35 46-73 46-74 0-4-4-4-5-4-2 0-5 0-5 4-4 13-14 42-43 67-29 23-56 31-78 31-37 0-83-23-83-89 0-24 9-92 51-141 26-30 67-52 104-52 43 0 69 33 69 82 0 16-2 18-2 21 0 5 4 5 6 5 5 0 5-1 8-8z"><text:p/></draw:path><draw:path draw:style-name="gr3" draw:text-style-name="P10" svg:width="0.0421in" svg:height="0.0772in" svg:x="0.1232in" svg:y="0.0646in" svg:viewBox="0 0 108 197" svg:d="M67 8c0-8-1-8-8-8-19 18-47 19-59 19v11c7 0 26 0 43-8v151c0 9 0 13-30 13h-11v11c5 0 42-2 53-2 10 0 47 2 53 2v-11h-11c-30 0-30-4-30-13z"><text:p/></draw:path><draw:path draw:style-name="gr3" draw:text-style-name="P10" svg:width="0.1012in" svg:height="0.0965in" svg:x="0.2445in" svg:y="0.028in" svg:viewBox="0 0 258 246" svg:d="M244 17c7 0 14 0 14-9 0-8-7-8-14-8h-114c-72 0-130 55-130 122 0 69 58 124 130 124h114c7 0 14 0 14-9 0-8-7-8-14-8h-113c-66 0-114-49-114-107 0-56 48-105 114-105z"><text:p/></draw:path><draw:path draw:style-name="gr3" draw:text-style-name="P10" svg:width="0.1177in" svg:height="0.1205in" svg:x="0.4146in" svg:y="0in" svg:viewBox="0 0 300 307" svg:d="M300 4c0-2 0-4-5-4 0 0-1 0-6 5l-29 32c-3-6-24-37-70-37-95 0-190 94-190 192 0 69 50 115 114 115 37 0 70-16 92-36 40-35 46-73 46-74 0-4-4-4-5-4-2 0-5 0-5 4-4 13-14 42-43 67-29 23-56 31-78 31-37 0-83-23-83-89 0-24 9-92 51-141 26-30 67-52 104-52 43 0 69 33 69 82 0 16-2 18-2 21 0 5 4 5 6 5 5 0 5-1 8-8z"><text:p/></draw:path><draw:path draw:style-name="gr3" draw:text-style-name="P10" svg:width="0.0516in" svg:height="0.0772in" svg:x="0.5319in" svg:y="0.0646in" svg:viewBox="0 0 132 197" svg:d="M132 143h-11c-1 7-3 24-8 27-1 1-24 1-29 1h-54c30-27 41-34 59-49 23-18 43-36 43-64 0-36-32-58-71-58-36 0-61 26-61 53 0 15 12 17 16 17 7 0 15-5 15-16 0-5-1-16-17-16 9-21 29-27 44-27 30 0 45 23 45 47 0 26-19 45-29 57l-72 71c-2 2-2 3-2 11h122z"><text:p/></draw:path></draw:g></text:p>
      <text:p text:style-name="P2"/>
      <text:p text:style-name="P2"><draw:g text:anchor-type="as-char" svg:y="-0.128in" draw:z-index="2" draw:style-name="gr1"><svg:title>TexMaths</svg:title><svg:desc>12§display§C = \varnothing \emptyset§svg§600§FALSE§</svg:desc><draw:polygon draw:style-name="gr2" draw:text-style-name="P9" svg:width="0.5398in" svg:height="0.1244in" svg:x="-0.0004in" svg:y="0.0079in" svg:viewBox="0 0 1372 317" draw:points="686,317 0,317 0,0 1372,0 1372,317"><text:p/></draw:polygon><draw:path draw:style-name="gr3" draw:text-style-name="P10" svg:width="0.1177in" svg:height="0.1205in" svg:x="-0.0004in" svg:y="0.0102in" svg:viewBox="0 0 300 307" svg:d="M300 4c0-2 0-4-5-4 0 0-1 0-6 5l-28 32c-4-6-24-37-71-37-95 0-190 94-190 192 0 68 50 115 114 115 37 0 70-17 93-37 39-34 45-72 45-73 0-4-3-4-5-4s-4 0-4 4c-5 12-15 42-44 67-29 23-56 30-78 30-37 0-83-22-83-88 0-24 9-92 51-141 26-30 67-52 104-52 44 0 69 33 69 82 0 17-1 18-1 21 0 5 3 5 6 5 4 0 4-1 7-8z"><text:p/></draw:path><draw:path draw:style-name="gr3" draw:text-style-name="P10" svg:width="0.1102in" svg:height="0.039in" svg:x="0.1772in" svg:y="0.0665in" svg:viewBox="0 0 281 100" svg:d="M267 17c7 0 14 0 14-9 0-8-7-8-13-8h-254c-7 0-14 0-14 8 0 9 7 9 14 9zM268 100c6 0 13 0 13-9 0-8-7-8-14-8h-253c-7 0-14 0-14 8 0 9 7 9 14 9z"><text:p/></draw:path><draw:path draw:style-name="gr3" draw:text-style-name="P10" svg:width="0.1102in" svg:height="0.0972in" svg:x="0.3528in" svg:y="0.0307in" svg:viewBox="0 0 281 248" svg:d="M276 18c5-6 5-7 5-10 0-8-7-8-8-8-3 0-4 1-11 7l-34 29c-8-10-40-36-86-36-69 0-125 54-125 124 0 40 15 63 24 75-6 6-6 7-31 28-9 8-10 9-10 13 0 5 4 8 8 8s4 0 12-7l33-29c3 5 36 36 87 36 73 0 125-58 125-123 0-40-18-65-25-76 0 0 3-2 5-3zM54 188c-20-28-20-55-20-63 0-61 49-108 106-108 46 0 71 26 75 30zM227 60c14 19 20 40 20 64 0 61-48 108-105 108-46 0-72-27-76-32z"><text:p/></draw:path><draw:path draw:style-name="gr3" draw:text-style-name="P10" svg:width="0.0673in" svg:height="0.1409in" svg:x="0.4807in" svg:y="0in" svg:viewBox="0 0 172 359" svg:d="M145 8c0-4-3-8-8-8-7 0-9 5-11 13-5 18-1 3-6 19-5-2-18-8-34-8-25 0-51 12-68 46-16 33-18 72-18 110 0 28 0 103 36 136-10 32-10 33-10 36s5 7 10 7c6 0 7-4 10-13 4-17 1-3 4-18 11 4 24 8 35 8 48 0 66-41 75-61 10-29 12-64 12-95s0-101-38-136zM42 296c-13-28-13-80-13-121 0-33 0-62 6-90 7-39 32-53 51-53 9 0 20 4 32 14zM130 61c13 25 13 75 13 114 0 31 0 63-5 90-7 45-30 61-53 61-9 0-20-3-30-13z"><text:p/></draw:path></draw:g></text:p>
      <text:p text:style-name="P2"/>
      <text:p text:style-name="P3"><draw:g text:anchor-type="as-char" svg:y="-0.1165in" draw:z-index="3" draw:style-name="gr1"><svg:title>TexMaths</svg:title><svg:desc>12§display§C_{1} \cup C_{2}§svg§600§FALSE§</svg:desc><draw:polygon draw:style-name="gr2" draw:text-style-name="P9" svg:width="0.5386in" svg:height="0.1256in" svg:x="0in" svg:y="0.0083in" svg:viewBox="0 0 1369 320" draw:points="685,320 0,320 0,0 1369,0 1369,320"><text:p/></draw:polygon><draw:path draw:style-name="gr3" draw:text-style-name="P10" svg:width="0.1177in" svg:height="0.1205in" svg:x="0in" svg:y="0in" svg:viewBox="0 0 300 307" svg:d="M300 4c0-2 0-4-5-4 0 0-1 0-6 5l-28 32c-4-6-24-37-71-37-95 0-190 94-190 192 0 69 50 115 114 115 37 0 70-16 93-36 39-35 45-73 45-74 0-4-3-4-5-4s-4 0-4 4c-5 13-15 42-44 67-28 23-56 31-78 31-37 0-83-23-83-89 0-24 9-92 51-141 26-30 67-52 104-52 44 0 69 33 69 82 0 16-1 18-1 21 0 5 3 5 6 5 4 0 4-1 7-8z"><text:p/></draw:path><draw:path draw:style-name="gr3" draw:text-style-name="P10" svg:width="0.0421in" svg:height="0.0772in" svg:x="0.1232in" svg:y="0.0646in" svg:viewBox="0 0 108 197" svg:d="M67 8c0-8-1-8-8-8-19 18-47 19-59 19v11c7 0 26 0 43-8v151c0 9 0 13-30 13h-11v11c5 0 42-2 53-2 10 0 47 2 53 2v-11h-11c-30 0-30-4-30-13z"><text:p/></draw:path><draw:path draw:style-name="gr3" draw:text-style-name="P10" svg:width="0.0921in" svg:height="0.1031in" svg:x="0.2311in" svg:y="0.0177in" svg:viewBox="0 0 235 263" svg:d="M235 16c0-9 0-16-8-16s-8 7-8 16v152c0 65-69 78-101 78-20 0-46-4-68-18-33-22-33-48-33-60v-152c0-9 0-16-9-16-8 0-8 7-8 16v154c0 64 65 93 118 93 55 0 117-29 117-93z"><text:p/></draw:path><draw:path draw:style-name="gr3" draw:text-style-name="P10" svg:width="0.1177in" svg:height="0.1205in" svg:x="0.378in" svg:y="0in" svg:viewBox="0 0 300 307" svg:d="M300 4c0-2 0-4-5-4 0 0-1 0-6 5l-28 32c-4-6-24-37-71-37-95 0-190 94-190 192 0 69 50 115 114 115 37 0 70-16 93-36 39-35 45-73 45-74 0-4-3-4-5-4s-4 0-4 4c-5 13-15 42-44 67-28 23-56 31-78 31-37 0-83-23-83-89 0-24 9-92 51-141 26-30 67-52 104-52 44 0 69 33 69 82 0 16-1 18-1 21 0 5 3 5 6 5 4 0 4-1 7-8z"><text:p/></draw:path><draw:path draw:style-name="gr3" draw:text-style-name="P10" svg:width="0.0516in" svg:height="0.0772in" svg:x="0.4957in" svg:y="0.0646in" svg:viewBox="0 0 132 197" svg:d="M132 143h-11c-1 7-3 24-8 27-1 1-24 1-29 1h-54c30-27 41-34 59-49 23-18 43-36 43-64 0-36-32-58-71-58-36 0-61 26-61 53 0 15 12 17 16 17 7 0 15-5 15-16 0-5-1-16-17-16 9-21 29-27 44-27 30 0 45 23 45 47 0 26-19 45-29 57l-72 71c-2 2-2 3-2 11h122z"><text:p/></draw:path></draw:g></text:p>
      <text:p text:style-name="P2"/>
      <text:p text:style-name="P2"/>
      <text:p text:style-name="P3"><draw:g text:anchor-type="as-char" svg:y="-0.1209in" draw:z-index="4" draw:style-name="gr1"><svg:title>TexMaths</svg:title><svg:desc>12§display§C_{1} \cup C_{2} \cup \cdots \cup C_{n} = \cup_{k=1}^{\infty} C_{k}§svg§600§FALSE§</svg:desc><draw:polygon draw:style-name="gr2" draw:text-style-name="P9" svg:width="2.0917in" svg:height="0.1457in" svg:x="-0.0004in" svg:y="0.0087in" svg:viewBox="0 0 5314 371" draw:points="2658,371 0,371 0,0 5314,0 5314,371"><text:p/></draw:polygon><draw:path draw:style-name="gr3" draw:text-style-name="P10" svg:width="0.1177in" svg:height="0.1205in" svg:x="-0.0004in" svg:y="0.0028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10" svg:width="0.0421in" svg:height="0.0772in" svg:x="0.1228in" svg:y="0.0677in" svg:viewBox="0 0 108 197" svg:d="M67 8c0-8-1-8-8-8-19 18-47 19-59 19v11c7 0 26 0 43-8v151c0 9 0 13-30 13h-11v11c5 0 42-1 53-1 10 0 47 1 53 1v-11h-11c-30 0-30-4-30-13z"><text:p/></draw:path><draw:path draw:style-name="gr3" draw:text-style-name="P10" svg:width="0.0921in" svg:height="0.1028in" svg:x="0.2307in" svg:y="0.0205in" svg:viewBox="0 0 235 262" svg:d="M235 16c0-9 0-16-8-16-9 0-9 7-9 16v152c0 65-68 78-100 78-20 0-46-4-68-18-33-22-33-48-33-60v-152c0-9 0-16-9-16-8 0-8 7-8 16v154c0 64 65 92 118 92 55 0 117-29 117-92z"><text:p/></draw:path><draw:path draw:style-name="gr3" draw:text-style-name="P10" svg:width="0.1177in" svg:height="0.1205in" svg:x="0.3772in" svg:y="0.0028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10" svg:width="0.0516in" svg:height="0.0772in" svg:x="0.4953in" svg:y="0.0677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10" svg:width="0.0921in" svg:height="0.1028in" svg:x="0.6079in" svg:y="0.0205in" svg:viewBox="0 0 235 262" svg:d="M235 16c0-9 0-16-8-16-9 0-9 7-9 16v152c0 65-68 78-100 78-20 0-46-4-68-18-33-22-33-48-33-60v-152c0-9 0-16-9-16-8 0-8 7-8 16v154c0 64 65 92 118 92 55 0 117-29 117-92z"><text:p/></draw:path><draw:path draw:style-name="gr3" draw:text-style-name="P10" svg:width="0.0177in" svg:height="0.0177in" svg:x="0.7606in" svg:y="0.0693in" svg:viewBox="0 0 46 46" svg:d="M46 23c0-12-10-23-23-23-12 0-23 11-23 23 0 13 11 23 23 23 13 0 23-10 23-23z"><text:p/></draw:path><draw:path draw:style-name="gr3" draw:text-style-name="P10" svg:width="0.0177in" svg:height="0.0177in" svg:x="0.8343in" svg:y="0.0693in" svg:viewBox="0 0 46 46" svg:d="M46 23c0-12-10-23-23-23-12 0-23 11-23 23 0 13 11 23 23 23 13 0 23-10 23-23z"><text:p/></draw:path><draw:path draw:style-name="gr3" draw:text-style-name="P10" svg:width="0.0177in" svg:height="0.0177in" svg:x="0.9083in" svg:y="0.0693in" svg:viewBox="0 0 46 46" svg:d="M46 23c0-12-10-23-23-23-12 0-23 11-23 23 0 13 11 23 23 23 13 0 23-10 23-23z"><text:p/></draw:path><draw:path draw:style-name="gr3" draw:text-style-name="P10" svg:width="0.0921in" svg:height="0.1028in" svg:x="0.9862in" svg:y="0.0205in" svg:viewBox="0 0 235 262" svg:d="M235 16c0-9 0-16-8-16-9 0-9 7-9 16v152c0 65-68 78-100 78-20 0-46-4-68-18-33-22-33-48-33-60v-152c0-9 0-16-9-16-8 0-8 7-8 16v154c0 64 65 92 118 92 55 0 117-29 117-92z"><text:p/></draw:path><draw:path draw:style-name="gr3" draw:text-style-name="P10" svg:width="0.1177in" svg:height="0.1205in" svg:x="1.1327in" svg:y="0.0028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10" svg:width="0.0709in" svg:height="0.0524in" svg:x="1.2492in" svg:y="0.0937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10" svg:width="0.1102in" svg:height="0.039in" svg:x="1.389in" svg:y="0.0591in" svg:viewBox="0 0 281 100" svg:d="M266 17c8 0 15 0 15-9 0-8-7-8-13-8h-254c-7 0-14 0-14 8 0 9 7 9 14 9zM268 100c6 0 13 0 13-9 0-8-7-8-15-8h-252c-7 0-14 0-14 8 0 9 7 9 14 9z"><text:p/></draw:path><draw:path draw:style-name="gr3" draw:text-style-name="P10" svg:width="0.0921in" svg:height="0.1028in" svg:x="1.5642in" svg:y="0.0205in" svg:viewBox="0 0 235 262" svg:d="M235 16c0-9 0-16-8-16-9 0-9 7-9 16v152c0 65-68 78-100 78-20 0-46-4-68-18-33-22-33-48-33-60v-152c0-9 0-16-9-16-8 0-8 7-8 16v154c0 64 65 92 118 92 55 0 117-29 117-92z"><text:p/></draw:path><draw:path draw:style-name="gr3" draw:text-style-name="P10" svg:width="0.1146in" svg:height="0.0524in" svg:x="1.6748in" svg:y="0in" svg:viewBox="0 0 292 134" svg:d="M149 50c-17-19-22-24-31-32-20-13-39-18-54-18-38 0-64 31-64 67 0 35 26 67 62 67 41 0 70-34 81-50 15 19 20 24 32 32 18 12 37 18 53 18 37 0 64-31 64-67s-26-67-63-67c-41 0-69 34-80 50zM157 60c13-19 39-48 75-48 30 0 51 26 51 55 0 28-23 51-50 51-28 0-47-23-76-58zM133 74c-11 20-37 48-73 48-30 0-52-26-52-55s23-50 51-50c27 0 47 23 74 57z"><text:p/></draw:path><draw:path draw:style-name="gr3" draw:text-style-name="P10" svg:width="0.0571in" svg:height="0.0819in" svg:x="1.6744in" svg:y="0.0803in" svg:viewBox="0 0 146 209" svg:d="M71 8c0 0 1-3 1-4 0-2-1-4-5-4-6 0-31 2-38 2-3 0-6 2-6 8 0 4 3 4 8 4 13 0 13 3 13 4 0 2 0 4-1 7l-41 168c-2 5-2 6-2 6 0 5 4 10 11 10s11-6 13-12c0-3 13-54 14-58 22 3 39 9 39 24 0 1 0 3-1 6-2 5-2 6-2 10 0 20 18 30 33 30 29 0 37-45 37-46 0-3-4-3-5-3-3 0-5 1-6 7-3 13-11 33-26 33-9 0-10-7-10-15 0-5 0-5 1-13 0-2 2-6 2-10 0-25-35-30-48-30 8-6 19-16 25-20 14-15 30-28 45-28 5 0 9 0 10 4-12 1-14 12-14 15 0 7 4 12 12 12 7 0 16-7 16-19 0-10-7-22-22-22-17 0-33 14-48 27-12 12-22 21-35 26z"><text:p/></draw:path><draw:path draw:style-name="gr3" draw:text-style-name="P10" svg:width="0.0854in" svg:height="0.0311in" svg:x="1.7476in" svg:y="0.1161in" svg:viewBox="0 0 218 80" svg:d="M208 14c3 0 10 0 10-7s-7-7-10-7h-197c-4 0-11 0-11 7s7 7 12 7zM208 80c3 0 10 0 10-7 0-8-7-8-10-8h-196c-5 0-12 0-12 8 0 7 7 7 11 7z"><text:p/></draw:path><draw:path draw:style-name="gr3" draw:text-style-name="P10" svg:width="0.0421in" svg:height="0.0772in" svg:x="1.8539in" svg:y="0.0835in" svg:viewBox="0 0 108 197" svg:d="M67 8c0-8-1-8-8-8-19 18-47 19-59 19v11c7 0 26 0 43-8v151c0 9 0 13-30 13h-11v11c5 0 42-1 53-1 10 0 47 1 53 1v-11h-11c-30 0-30-4-30-13z"><text:p/></draw:path><draw:path draw:style-name="gr3" draw:text-style-name="P10" svg:width="0.1177in" svg:height="0.1205in" svg:x="1.9236in" svg:y="0.0028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10" svg:width="0.0571in" svg:height="0.0819in" svg:x="2.0429in" svg:y="0.0638in" svg:viewBox="0 0 146 209" svg:d="M71 8c0 0 1-3 1-4 0-2-1-4-5-4-6 0-31 2-38 2-3 0-6 2-6 8 0 4 3 4 8 4 13 0 13 3 13 4 0 2 0 4-1 7l-41 168c-2 5-2 6-2 6 0 5 4 10 11 10s11-6 13-12c0-3 13-54 14-58 22 3 39 9 39 24 0 1 0 3-1 6-2 5-2 6-2 10 0 20 18 30 33 30 29 0 37-45 37-46 0-3-4-3-5-3-3 0-5 1-6 7-3 13-11 33-26 33-9 0-10-7-10-15 0-5 0-5 1-13 0-2 2-6 2-10 0-25-35-30-48-30 8-6 19-16 25-20 14-15 30-28 45-28 5 0 9 0 10 4-12 1-14 10-14 15 0 7 4 12 12 12 7 0 16-7 16-19 0-10-7-22-24-22-15 0-31 14-46 27-12 12-22 21-35 26z"><text:p/></draw:path></draw:g></text:p>
      <text:p text:style-name="P2"/>
      <text:p text:style-name="P3"><draw:g text:anchor-type="as-char" svg:y="-0.2402in" draw:z-index="5" draw:style-name="gr1"><svg:title>TexMaths</svg:title><svg:desc>12§display§C_{k} = \left\{ x: \frac{1}{k+1} \le x \le 1\right\}§svg§600§FALSE§</svg:desc><draw:polygon draw:style-name="gr2" draw:text-style-name="P9" svg:width="1.9035in" svg:height="0.3819in" svg:x="0in" svg:y="0.0083in" svg:viewBox="0 0 4836 971" draw:points="2418,971 0,971 0,0 4836,0 4836,971"><text:p/></draw:polygon><draw:path draw:style-name="gr3" draw:text-style-name="P10" svg:width="0.1177in" svg:height="0.1205in" svg:x="0in" svg:y="0.1236in" svg:viewBox="0 0 300 307" svg:d="M300 4c0-2 0-4-5-4 0 0-1 0-6 5l-29 32c-3-6-24-37-70-37-95 0-190 94-190 192 0 70 50 115 114 115 37 0 70-16 92-36 40-34 46-73 46-74 0-4-4-4-5-4-2 0-5 0-5 4-4 12-14 42-43 67-29 23-56 31-78 31-37 0-83-22-83-88 0-24 9-93 51-142 26-30 67-52 104-52 43 0 69 33 69 82 0 17-2 18-2 21 0 5 4 5 6 5 5 0 5-1 8-8z"><text:p/></draw:path><draw:path draw:style-name="gr3" draw:text-style-name="P10" svg:width="0.0571in" svg:height="0.0819in" svg:x="0.1189in" svg:y="0.185in" svg:viewBox="0 0 146 209" svg:d="M71 8c0 0 1-3 1-4 0-2-1-4-5-4-6 0-31 2-38 2-3 0-6 2-6 8 0 4 3 4 8 4 13 0 13 3 13 4 0 2 0 4-1 7l-41 168c-2 5-2 6-2 6 0 5 4 10 11 10s11-6 13-12c0-2 13-54 14-58 22 3 39 9 39 24 0 2 0 3-1 6-2 5-2 6-2 10 0 20 18 30 33 30 29 0 37-44 37-46 0-3-4-3-5-3-3 0-5 1-6 7-3 13-11 34-26 34-9 0-10-8-10-16 0-5 0-5 1-13 0-1 2-6 2-10 0-25-35-30-48-30 8-6 19-16 25-20 14-15 30-28 45-28 5 0 9 0 10 4-12 1-14 10-14 15 0 7 4 12 12 12 7 0 16-7 16-19 0-10-7-22-24-22-15 0-31 14-46 27-12 12-22 21-35 26z"><text:p/></draw:path><draw:path draw:style-name="gr3" draw:text-style-name="P10" svg:width="0.1102in" svg:height="0.039in" svg:x="0.2476in" svg:y="0.1799in" svg:viewBox="0 0 281 100" svg:d="M266 17c8 0 15 0 15-9 0-8-7-8-13-8h-254c-7 0-14 0-14 8 0 9 7 9 14 9zM268 100c6 0 13 0 13-9 0-8-7-8-15-8h-252c-7 0-14 0-14 8 0 9 7 9 14 9z"><text:p/></draw:path><draw:path draw:style-name="gr3" draw:text-style-name="P10" svg:width="0.0807in" svg:height="0.3988in" svg:x="0.435in" svg:y="0in" svg:viewBox="0 0 206 1014" svg:d="M121 646c0-19 0-52-27-85-16-21-40-41-70-54 83-40 97-101 97-125v-243c0-26 0-80 82-121 3-1 3-2 3-8 0-10 0-10-9-10-6 0-7 0-17 5-43 21-84 55-94 105-1 9-1 12-1 41v196c0 12 0 35 0 40-3 43-30 81-78 109-7 4-7 4-7 11s0 7 7 11c28 15 69 46 77 99 1 10 1 10 1 15v251c0 61 42 100 95 126 10 5 11 5 17 5 9 0 9 0 9-10 0-7 0-7-3-9-18-8-72-37-81-97-1-6-1-11-1-36z"><text:p/></draw:path><draw:path draw:style-name="gr3" draw:text-style-name="P10" svg:width="0.0827in" svg:height="0.0752in" svg:x="0.5429in" svg:y="0.1673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4-30 44-32 5 15 20 32 46 32 44 0 68-55 68-65 0-5-4-5-5-5-3 0-5 2-6 5-13 46-43 56-56 56-17 0-23-14-23-28 0-10 2-18 7-37z"><text:p/></draw:path><draw:path draw:style-name="gr3" draw:text-style-name="P10" svg:width="0.0177in" svg:height="0.0717in" svg:x="0.6929in" svg:y="0.1693in" svg:viewBox="0 0 46 183" svg:d="M46 22c0-11-10-22-23-22-12 0-23 11-23 22 0 13 11 24 23 24 13 0 23-11 23-24zM46 161c0-13-10-23-23-23-12 0-23 10-23 23 0 12 11 22 23 22 13 0 23-10 23-22z"><text:p/></draw:path><draw:path draw:style-name="gr3" draw:text-style-name="P10" svg:width="0.0547in" svg:height="0.1106in" svg:x="0.9535in" svg:y="0.0177in" svg:viewBox="0 0 140 282" svg:d="M88 11c0-10 0-11-11-11-27 26-64 26-77 26v15c8 0 34 0 55-12v220c0 15 0 20-38 20h-15v13c15-1 53-1 69-1 18 0 54 0 69 1v-13h-13c-38 0-39-5-39-20z"><text:p/></draw:path><draw:polygon draw:style-name="gr3" draw:text-style-name="P10" svg:width="0.3776in" svg:height="0.0067in" svg:x="0.7909in" svg:y="0.1957in" svg:viewBox="0 0 960 18" draw:points="480,18 0,18 0,0 960,0 960,18"><text:p/></draw:polygon><draw:path draw:style-name="gr3" draw:text-style-name="P10" svg:width="0.0752in" svg:height="0.1173in" svg:x="0.8004in" svg:y="0.2398in" svg:viewBox="0 0 192 299" svg:d="M98 5c0-1 0-5-4-5-10 0-42 4-53 4-4 1-9 1-9 8 0 6 4 6 11 6 21 0 22 4 22 7l-1 9-62 243c-2 6-2 8-2 9 0 11 8 13 12 13 6 0 12-4 14-10 3-3 22-81 24-92 15 1 50 7 50 36 0 2 0 5-2 10 0 4-1 9-1 14 0 24 16 42 39 42 12 0 24-7 33-23 11-19 16-42 16-43 0-5-5-5-5-5-5 0-5 3-6 9-8 31-18 52-37 52-9 0-15-4-15-20 0-7 3-17 5-23 0-8 0-9 0-13 0-29-25-40-62-44 14-9 27-22 37-33 20-22 40-40 60-40 4 0 4 0 4 0 4 2 6 2 9 4 0 0 0 1 1 1-20 1-24 18-24 23 0 7 5 16 17 16 11 0 23-10 23-27 0-12-10-26-29-26-12 0-31 3-61 37-16 17-32 33-47 40z"><text:p/></draw:path><draw:path draw:style-name="gr3" draw:text-style-name="P10" svg:width="0.1102in" svg:height="0.1106in" svg:x="0.9287in" svg:y="0.2579in" svg:viewBox="0 0 281 282" svg:d="M150 150h118c6 0 13 0 13-8 0-10-7-10-13-10h-118v-118c0-7 0-14-8-14-10 0-10 7-10 14v118h-118c-7 0-14 0-14 10 0 8 7 8 14 8h118v118c0 6 0 14 10 14 8 0 8-8 8-14z"><text:p/></draw:path><draw:path draw:style-name="gr3" draw:text-style-name="P10" svg:width="0.0547in" svg:height="0.1106in" svg:x="1.1008in" svg:y="0.2445in" svg:viewBox="0 0 140 282" svg:d="M88 11c0-10 0-11-11-11-27 26-64 26-77 26v15c8 0 34 0 55-12v220c0 15 0 20-38 20h-15v13c15-1 53-1 69-1 18 0 54 0 69 1v-13h-13c-38 0-39-5-39-20z"><text:p/></draw:path><draw:path draw:style-name="gr3" draw:text-style-name="P10" svg:width="0.1012in" svg:height="0.1287in" svg:x="1.2488in" svg:y="0.135in" svg:viewBox="0 0 258 328" svg:d="M251 18c5-2 7-5 7-10 0-4-2-8-7-8-4 0-7 2-9 2l-234 111c-7 3-8 6-8 9 0 5 2 8 8 10l234 111c5 2 6 2 9 2s7-4 7-8-1-6-8-10l-221-105zM244 328c7 0 14 0 14-9s-8-9-14-9h-228c-8 0-16 0-16 9s7 9 14 9z"><text:p/></draw:path><draw:path draw:style-name="gr3" draw:text-style-name="P10" svg:width="0.0827in" svg:height="0.0752in" svg:x="1.415in" svg:y="0.1673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1 27 27 0 43-30 43-32 5 15 20 32 47 32 43 0 67-55 67-65 0-5-4-5-5-5-3 0-5 2-6 5-13 46-42 56-56 56-17 0-23-14-23-28 0-10 2-18 7-37z"><text:p/></draw:path><draw:path draw:style-name="gr3" draw:text-style-name="P10" svg:width="0.1012in" svg:height="0.1287in" svg:x="1.5654in" svg:y="0.135in" svg:viewBox="0 0 258 328" svg:d="M251 18c5-2 7-5 7-10 0-4-2-8-7-8-4 0-7 2-9 2l-234 111c-7 3-8 6-8 9 0 5 2 8 8 10l234 111c5 2 6 2 9 2s7-4 7-8-1-6-8-10l-221-105zM244 328c7 0 14 0 14-9s-8-9-14-9h-228c-8 0-16 0-16 9s7 9 14 9z"><text:p/></draw:path><draw:path draw:style-name="gr3" draw:text-style-name="P10" svg:width="0.0547in" svg:height="0.1106in" svg:x="1.7413in" svg:y="0.1299in" svg:viewBox="0 0 140 282" svg:d="M88 11c0-10 0-11-11-11-27 26-64 26-77 26v15c8 0 34 0 55-12v220c0 15 0 20-38 20h-15v13c15-1 53-1 69-1 18 0 54 0 69 1v-13h-13c-38 0-39-5-39-20z"><text:p/></draw:path><draw:path draw:style-name="gr3" draw:text-style-name="P10" svg:width="0.0807in" svg:height="0.3988in" svg:x="1.8311in" svg:y="0in" svg:viewBox="0 0 206 1014" svg:d="M121 639c0-51 25-93 82-123 3-2 3-2 3-9s0-7-4-10c-77-41-81-103-81-115v-251c0-61-42-101-95-126-9-5-10-5-16-5-10 0-10 0-10 10 0 6 0 7 4 8 18 10 72 37 80 97 1 6 1 11 1 36v216c0 20 0 52 28 86 15 20 39 41 69 54-82 39-97 101-97 125v242c0 22 0 47-24 78-19 23-39 35-59 43-2 2-2 4-2 9 0 8 0 10 10 10 6 0 7 0 16-5 44-22 84-56 93-106 2-8 2-12 2-41z"><text:p/></draw:path></draw:g></text:p>
      <text:p text:style-name="P2"/>
      <text:p text:style-name="P3"><draw:g text:anchor-type="as-char" svg:y="-0.1256in" draw:z-index="6" draw:style-name="gr1"><svg:title>TexMaths</svg:title><svg:desc>12§display§\cup_{k=1}^{\infty} C_{k}= \left\{ x: 0 &lt; x \le 1 \right\}§svg§600§FALSE§</svg:desc><draw:polygon draw:style-name="gr2" draw:text-style-name="P9" svg:width="1.8567in" svg:height="0.1504in" svg:x="-0.0004in" svg:y="0.0083in" svg:viewBox="0 0 4717 383" draw:points="2360,383 0,383 0,0 4717,0 4717,383"><text:p/></draw:polygon><draw:path draw:style-name="gr3" draw:text-style-name="P10" svg:width="0.0921in" svg:height="0.1028in" svg:x="0.0004in" svg:y="0.0256in" svg:viewBox="0 0 235 262" svg:d="M235 16c0-9 0-16-8-16-9 0-9 7-9 16v153c0 63-68 78-100 78-20 0-46-5-68-19-33-21-33-49-33-59v-153c0-9 0-16-9-16-8 0-8 7-8 16v154c0 65 65 92 118 92 55 0 117-28 117-91z"><text:p/></draw:path><draw:path draw:style-name="gr3" draw:text-style-name="P10" svg:width="0.1146in" svg:height="0.0528in" svg:x="0.111in" svg:y="0.0047in" svg:viewBox="0 0 292 135" svg:d="M149 51c-17-20-22-25-31-33-20-13-39-18-54-18-38 0-64 31-64 67 0 35 26 68 62 68 41 0 70-35 81-51 15 20 20 23 32 33 18 12 37 18 53 18 37 0 64-31 64-68 0-36-26-67-63-67-41 0-69 34-80 51zM157 60c13-19 39-48 75-48 30 0 51 27 51 55s-23 51-50 51c-28 0-47-23-76-58zM133 75c-11 19-37 48-73 48-30 0-52-27-52-56 0-28 23-50 51-50 27 0 47 23 74 58z"><text:p/></draw:path><draw:path draw:style-name="gr3" draw:text-style-name="P10" svg:width="0.0571in" svg:height="0.0819in" svg:x="0.1106in" svg:y="0.085in" svg:viewBox="0 0 146 209" svg:d="M71 8c0 0 1-3 1-4 0-2-1-4-5-4-6 0-31 2-38 2-3 0-6 2-6 8 0 4 3 4 8 4 13 0 13 3 13 4 0 2 0 4-1 7l-41 169c-2 5-2 5-2 6 0 3 4 9 11 9s11-6 13-12c0-2 13-54 14-57 22 1 39 8 39 24 0 1 0 2-1 6-2 5-2 5-2 9 0 21 18 30 33 30 29 0 37-44 37-45 0-4-4-4-5-4-3 0-5 1-6 7-3 12-11 34-26 34-9 0-10-7-10-16 0-4 0-6 1-13 0-1 2-6 2-9 0-27-35-32-48-32 8-5 19-14 25-19 14-14 30-28 45-28 5 0 9 0 10 4-12 1-14 12-14 16 0 7 4 12 12 12 7 0 16-8 16-20 0-9-7-21-24-21-15 0-31 13-46 26-12 12-22 21-35 27z"><text:p/></draw:path><draw:path draw:style-name="gr3" draw:text-style-name="P10" svg:width="0.0854in" svg:height="0.0315in" svg:x="0.1839in" svg:y="0.122in" svg:viewBox="0 0 218 81" svg:d="M208 14c3 0 10 0 10-7s-7-7-10-7h-197c-4 0-11 0-11 7s7 7 12 7zM208 81c3 0 10 0 10-8s-7-8-10-8h-196c-5 0-12 0-12 8s7 8 11 8z"><text:p/></draw:path><draw:path draw:style-name="gr3" draw:text-style-name="P10" svg:width="0.0421in" svg:height="0.0772in" svg:x="0.2898in" svg:y="0.0886in" svg:viewBox="0 0 108 197" svg:d="M67 8c0-8-1-8-8-8-19 18-47 19-59 19v11c7 0 26 0 43-8v151c0 10 0 14-30 14h-11v10c5 0 42-1 53-1 10 0 47 1 53 1v-10h-11c-30 0-30-4-30-14z"><text:p/></draw:path><draw:path draw:style-name="gr3" draw:text-style-name="P10" svg:width="0.1177in" svg:height="0.1209in" svg:x="0.3602in" svg:y="0.0075in" svg:viewBox="0 0 300 308" svg:d="M300 4c0-2 0-4-5-4 0 0-1 0-6 5l-29 32c-3-6-24-37-70-37-95 0-190 94-190 193 0 68 50 115 114 115 37 0 70-17 92-37 40-34 46-72 46-74 0-3-4-3-5-3-2 0-5 0-5 3-4 12-14 43-43 68-29 23-56 30-77 30-38 0-84-22-84-88 0-24 9-93 51-142 26-30 67-52 104-52 43 0 69 33 69 82 0 17-2 17-2 22s4 5 6 5c5 0 5-2 8-10z"><text:p/></draw:path><draw:path draw:style-name="gr3" draw:text-style-name="P10" svg:width="0.0571in" svg:height="0.0819in" svg:x="0.4791in" svg:y="0.0693in" svg:viewBox="0 0 146 209" svg:d="M71 8c0 0 1-3 1-4 0-2-1-4-5-4-6 0-31 2-38 2-3 0-6 2-6 8 0 4 3 4 8 4 13 0 13 3 13 4 0 2 0 4-1 7l-41 169c-2 5-2 5-2 6 0 3 4 9 11 9s11-6 13-12c0-2 13-54 14-57 22 1 39 8 39 24 0 1 0 2-1 6-2 5-2 5-2 9 0 21 18 30 32 30 30 0 38-44 38-45 0-4-4-4-5-4-3 0-5 1-6 7-3 12-11 34-26 34-9 0-10-7-10-16 0-4 0-6 1-13 0-1 2-6 2-9 0-27-35-32-48-32 8-5 19-14 25-19 14-14 30-28 45-28 5 0 9 0 10 4-12 1-14 11-14 16 0 7 4 12 12 12 7 0 16-8 16-20 0-9-7-21-24-21-15 0-31 13-46 26-12 12-22 21-35 27z"><text:p/></draw:path><draw:path draw:style-name="gr3" draw:text-style-name="P10" svg:width="0.1102in" svg:height="0.039in" svg:x="0.6075in" svg:y="0.0638in" svg:viewBox="0 0 281 100" svg:d="M266 17c8 0 15 0 15-9 0-8-7-8-13-8h-254c-7 0-14 0-14 8 0 9 7 9 14 9zM268 100c6 0 13 0 13-8 0-9-7-9-15-9h-252c-7 0-14 0-14 9 0 8 7 8 14 8z"><text:p/></draw:path><draw:path draw:style-name="gr3" draw:text-style-name="P10" svg:width="0.0591in" svg:height="0.1665in" svg:x="0.7854in" svg:y="0in" svg:viewBox="0 0 151 424" svg:d="M89 57c0-17 12-45 57-47 3-2 5-3 5-5 0-5-5-5-8-5-43 0-82 22-82 53v96c0 17 0 30-17 45-14 12-31 13-40 13-2 1-4 2-4 5 0 5 2 5 7 5 28 1 48 17 53 37 1 5 1 6 1 22v83c0 17 0 31 21 47 16 13 44 18 61 18 3 0 8 0 8-5s-3-5-7-5c-26-1-48-14-53-37-2-4-2-5-2-19v-90c0-19-3-26-16-40-9-9-21-12-33-16 34-10 49-29 49-54z"><text:p/></draw:path><draw:path draw:style-name="gr3" draw:text-style-name="P10" svg:width="0.0827in" svg:height="0.0756in" svg:x="0.8614in" svg:y="0.052in" svg:viewBox="0 0 211 193" svg:d="M130 60c2-12 12-50 40-50 4 0 14 0 22 4-12 3-20 14-20 23 0 8 4 16 16 16 10 0 23-7 23-25 0-22-25-28-39-28-26 0-40 22-45 33-11-29-33-33-45-33-45 0-69 55-69 65 0 5 4 5 5 5 4 0 5 0 6-5 14-45 42-55 56-55 9 0 23 3 23 27 0 14-7 42-23 101-6 27-21 45-39 45-4 0-13 0-22-5 11-3 21-12 21-23 0-12-10-15-17-15-12 0-23 10-23 25 0 19 22 28 41 28 27 0 43-30 43-33 5 16 20 33 47 33 43 0 67-56 67-67 0-3-4-3-5-3-3 0-5 1-6 3-13 47-43 57-56 57-17 0-23-13-23-28 0-9 2-19 7-38z"><text:p/></draw:path><draw:path draw:style-name="gr3" draw:text-style-name="P10" svg:width="0.0177in" svg:height="0.0717in" svg:x="1.0118in" svg:y="0.0531in" svg:viewBox="0 0 46 183" svg:d="M46 22c0-11-10-22-23-22-12 0-23 11-23 22 0 13 11 24 23 24 13 0 23-11 23-24zM46 160c0-12-10-22-23-22-12 0-23 10-23 22 0 13 11 23 23 23 13 0 23-10 23-23z"><text:p/></draw:path><draw:path draw:style-name="gr3" draw:text-style-name="P10" svg:width="0.0701in" svg:height="0.1142in" svg:x="1.0969in" svg:y="0.0142in" svg:viewBox="0 0 179 291" svg:d="M179 147c0-35-3-68-18-100-19-40-53-47-72-47-24 0-57 11-73 51-14 28-16 61-16 96 0 32 2 70 19 102 18 34 49 42 70 42 24 0 55-8 74-49 13-29 16-63 16-95zM89 283c-16 0-42-11-49-52-4-25-4-65-4-90 0-27 0-54 2-77 9-51 41-54 51-54 14 0 42 7 50 49 4 24 4 55 4 82 0 32 0 61-5 88-6 41-30 54-49 54z"><text:p/></draw:path><draw:path draw:style-name="gr3" draw:text-style-name="P10" svg:width="0.1012in" svg:height="0.0969in" svg:x="1.2327in" svg:y="0.035in" svg:viewBox="0 0 258 247" svg:d="M251 18c5-2 7-5 7-10 0-4-4-8-7-8s-4 0-9 2l-235 111c-5 3-7 5-7 10s2 7 7 9l235 111c5 4 6 4 9 4s7-5 7-10-2-6-7-9l-222-105z"><text:p/></draw:path><draw:path draw:style-name="gr3" draw:text-style-name="P10" svg:width="0.0827in" svg:height="0.0756in" svg:x="1.3992in" svg:y="0.052in" svg:viewBox="0 0 211 193" svg:d="M130 60c2-12 12-50 40-50 4 0 14 0 22 4-12 3-20 14-20 23 0 8 4 16 16 16 10 0 23-7 23-25 0-22-25-28-39-28-26 0-40 22-45 33-11-29-33-33-45-33-45 0-69 55-69 65 0 5 4 5 5 5 4 0 5 0 6-5 14-45 42-55 56-55 9 0 23 3 23 27 0 14-7 42-23 101-6 27-21 45-39 45-4 0-13 0-22-5 11-3 21-12 21-23 0-12-10-15-17-15-12 0-23 10-23 25 0 19 22 28 40 28 28 0 44-30 44-33 5 16 20 33 46 33 44 0 68-56 68-67 0-3-4-3-5-3-3 0-5 1-6 3-13 47-43 57-56 57-17 0-23-13-23-28 0-9 2-19 7-38z"><text:p/></draw:path><draw:path draw:style-name="gr3" draw:text-style-name="P10" svg:width="0.1012in" svg:height="0.1283in" svg:x="1.5492in" svg:y="0.0193in" svg:viewBox="0 0 258 327" svg:d="M251 18c5-2 7-5 7-10 0-4-2-8-7-8-4 0-7 2-9 2l-234 111c-7 4-8 6-8 10 0 3 2 7 8 8l234 111c5 4 6 4 9 4s7-4 7-9-1-6-8-9l-221-105zM244 327c7 0 14 0 14-8s-8-8-14-8h-228c-8 0-16 0-16 8s7 8 14 8z"><text:p/></draw:path><draw:path draw:style-name="gr3" draw:text-style-name="P10" svg:width="0.0547in" svg:height="0.111in" svg:x="1.7256in" svg:y="0.0142in" svg:viewBox="0 0 140 283" svg:d="M88 11c0-10 0-11-11-11-27 26-64 26-77 26v15c8 0 34 0 55-12v220c0 16 0 21-38 21h-15v13c15-2 53-2 69-2 18 0 54 0 69 2v-13h-13c-38 0-39-5-39-21z"><text:p/></draw:path><draw:path draw:style-name="gr3" draw:text-style-name="P10" svg:width="0.0591in" svg:height="0.1665in" svg:x="1.8055in" svg:y="0in" svg:viewBox="0 0 151 424" svg:d="M61 367c0 17-11 45-57 47-2 0-4 3-4 5 0 5 5 5 8 5 42 0 81-21 81-53v-96c0-17 0-31 18-45 14-12 30-13 39-13 3 0 5-3 5-5 0-4-3-4-7-5-28-1-49-17-53-37-2-5-2-6-2-21v-84c0-18 0-31-19-48-18-13-47-17-62-17-3 0-8 0-8 5 0 3 2 3 7 5 27 1 48 15 53 36 1 5 1 5 1 20v89c0 20 4 27 17 40 10 8 20 13 34 17-35 10-51 30-51 54z"><text:p/></draw:path></draw:g></text:p>
      <text:p text:style-name="P2"/>
      <text:p text:style-name="P2"/>
      <text:p text:style-name="P5"><draw:g text:anchor-type="as-char" svg:y="-0.2571in" draw:z-index="7" draw:style-name="gr4"><svg:title>TexMaths</svg:title><svg:desc>12§display§C_{1} \bigcap_{k=1}^{\infty} C_{2}§svg§600§FALSE§</svg:desc><draw:polygon draw:style-name="gr5" draw:text-style-name="P9" svg:width="0.6504in" svg:height="0.4437in" svg:x="0in" svg:y="0.0083in" svg:viewBox="0 0 1653 1128" draw:points="827,1128 0,1128 0,0 1653,0 1653,1128"><text:p/></draw:polygon><draw:path draw:style-name="gr6" draw:text-style-name="P10" svg:width="0.1177in" svg:height="0.1205in" svg:x="0in" svg:y="0.1421in" svg:viewBox="0 0 300 307" svg:d="M300 4c0-2 0-4-5-4 0 0-1 0-6 5l-29 32c-3-6-24-37-70-37-95 0-190 94-190 192 0 70 50 115 114 115 37 0 70-16 92-36 40-34 46-73 46-74 0-4-4-4-5-4-2 0-5 0-5 4-4 12-14 42-43 67-29 23-56 31-78 31-37 0-83-22-83-88 0-24 9-93 51-142 26-30 67-52 104-52 43 0 69 33 69 82 0 17-2 18-2 22s4 4 6 4c5 0 5-1 8-8z"><text:p/></draw:path><draw:path draw:style-name="gr7" draw:text-style-name="P10" svg:width="0.0421in" svg:height="0.0772in" svg:x="0.1232in" svg:y="0.2067in" svg:viewBox="0 0 108 197" svg:d="M67 8c0-8-1-8-8-8-19 18-47 19-59 19v11c7 0 26 0 43-8v151c0 10 0 13-30 13h-11v11c5 0 42-1 53-1 10 0 47 1 53 1v-11h-11c-30 0-30-3-30-13z"><text:p/></draw:path><draw:path draw:style-name="gr8" draw:text-style-name="P10" svg:width="0.1146in" svg:height="0.0528in" svg:x="0.276in" svg:y="0in" svg:viewBox="0 0 292 135" svg:d="M149 50c-17-19-22-24-31-32-20-13-39-18-54-18-38 0-64 31-64 67 0 35 26 68 62 68 41 0 70-35 81-51 15 19 20 24 32 33 18 12 37 18 53 18 37 0 64-32 64-68s-26-67-63-67c-41 0-69 34-80 50zM157 60c13-19 39-48 75-48 30 0 51 26 51 55 0 28-23 51-50 51-28 0-47-23-76-58zM133 74c-11 20-37 49-73 49-30 0-52-27-52-56s23-50 51-50c27 0 47 23 74 57z"><text:p/></draw:path><draw:path draw:style-name="gr9" draw:text-style-name="P10" svg:width="0.1654in" svg:height="0.2327in" svg:x="0.2504in" svg:y="0.1012in" svg:viewBox="0 0 421 592" svg:d="M386 569c0 6 0 23 18 23 17 0 17-17 17-23v-367c0-108-92-202-210-202-119 0-211 94-211 202v367c0 6 0 23 17 23 19 0 19-17 19-23v-365c0-97 82-168 175-168 94 0 175 72 175 168z"><text:p/></draw:path><draw:path draw:style-name="gr10" draw:text-style-name="P10" svg:width="0.0571in" svg:height="0.0819in" svg:x="0.2209in" svg:y="0.378in" svg:viewBox="0 0 146 209" svg:d="M71 8c0 0 1-3 1-4 0-2-1-4-5-4-6 0-31 2-38 2-3 0-6 2-6 8 0 4 3 4 8 4 13 0 13 3 13 4 0 2 0 4-1 7l-41 168c-2 5-2 6-2 6 0 5 4 10 11 10s11-6 13-12c0-2 13-54 14-58 22 3 39 9 39 24 0 2 0 3-1 6-2 5-2 6-2 10 0 20 18 30 33 30 29 0 37-44 37-46 0-3-4-3-5-3-3 0-5 1-6 7-3 13-11 34-26 34-9 0-10-8-10-16 0-5 0-5 1-13 0-1 2-6 2-10 0-25-35-30-48-30 8-6 19-15 25-20 14-15 30-28 45-28 5 0 9 0 10 4-12 1-14 10-14 15 0 7 4 12 12 12 7 0 16-7 16-19 0-10-7-22-24-22-15 0-31 14-46 27-12 12-22 22-35 26z"><text:p/></draw:path><draw:path draw:style-name="gr11" draw:text-style-name="P10" svg:width="0.0854in" svg:height="0.0311in" svg:x="0.2937in" svg:y="0.4142in" svg:viewBox="0 0 218 80" svg:d="M208 14c3 0 10 0 10-7s-7-7-10-7h-197c-4 0-11 0-11 7s7 7 12 7zM208 80c3 0 10 0 10-7 0-8-7-8-10-8h-196c-5 0-12 0-12 8 0 7 7 7 11 7z"><text:p/></draw:path><draw:path draw:style-name="gr12" draw:text-style-name="P10" svg:width="0.0421in" svg:height="0.0772in" svg:x="0.4004in" svg:y="0.3819in" svg:viewBox="0 0 108 197" svg:d="M67 8c0-8 0-8-8-8-19 18-47 19-59 19v11c7 0 26 0 43-8v151c0 10 0 13-30 13h-11v11c5 0 42-1 53-1 10 0 47 1 53 1v-11h-11c-30 0-30-3-30-13z"><text:p/></draw:path><draw:path draw:style-name="gr13" draw:text-style-name="P10" svg:width="0.1177in" svg:height="0.1205in" svg:x="0.4898in" svg:y="0.1421in" svg:viewBox="0 0 300 307" svg:d="M300 4c0-2 0-4-5-4 0 0-1 0-6 5l-29 32c-3-6-24-37-70-37-95 0-190 94-190 192 0 70 50 115 114 115 37 0 70-16 92-36 40-34 46-73 46-74 0-4-4-4-5-4-2 0-5 0-5 4-4 12-14 42-43 67-29 23-56 31-78 31-37 0-83-22-83-88 0-24 9-93 51-142 26-30 67-52 104-52 43 0 69 33 69 82 0 17-2 18-2 22s4 4 6 4c5 0 5-1 8-8z"><text:p/></draw:path><draw:path draw:style-name="gr14" draw:text-style-name="P10" svg:width="0.0516in" svg:height="0.0772in" svg:x="0.6075in" svg:y="0.2067in" svg:viewBox="0 0 132 197" svg:d="M132 143h-11c-1 7-3 24-8 28-1 1-24 1-29 1h-54c30-28 41-35 59-49 23-19 43-37 43-65 0-36-32-58-71-58-36 0-61 26-61 53 0 15 12 17 16 17 7 0 15-5 15-16 0-5-1-16-17-16 9-21 29-27 44-27 30 0 45 23 45 47 0 26-19 45-29 57l-72 70c-2 4-2 5-2 12h122z"><text:p/></draw:path></draw:g></text:p>
      <text:p text:style-name="P2"/>
      <text:p text:style-name="P2"/>
      <text:p text:style-name="P7"><draw:g text:anchor-type="as-char" svg:y="-0.1709in" draw:z-index="8" draw:style-name="gr4"><svg:title>TexMaths</svg:title><svg:desc>12§display§C^\complement

§svg§600§FALSE§</svg:desc><draw:polygon draw:style-name="gr15" draw:text-style-name="P9" svg:width="0.1728in" svg:height="0.1539in" svg:x="0in" svg:y="0.0087in" svg:viewBox="0 0 440 392" draw:points="220,392 0,392 0,0 440,0 440,392"><text:p/></draw:polygon><draw:path draw:style-name="gr16" draw:text-style-name="P10" svg:width="0.1177in" svg:height="0.1205in" svg:x="0in" svg:y="0.05in" svg:viewBox="0 0 300 307" svg:d="M300 4c0-2 0-4-4-4 0 0-2 0-6 5l-29 32c-4-6-24-37-71-37-95 0-190 94-190 192 0 70 50 115 114 115 37 0 70-15 93-36 39-35 45-73 45-74 0-4-3-4-4-4-3 0-5 0-5 4-5 13-15 42-43 67-29 23-57 31-79 31-37 0-83-23-83-89 0-24 9-92 51-141 26-30 67-52 104-52 44 0 69 33 69 82 0 17-1 18-1 21 0 5 3 5 6 5 5 0 5-1 7-8z"><text:p/></draw:path><draw:path draw:style-name="gr17" draw:text-style-name="P10" svg:width="0.0496in" svg:height="0.1008in" svg:x="0.1315in" svg:y="0in" svg:viewBox="0 0 127 257" svg:d="M127 176c0-6 0-9-3-13-3-2-7-5-11-5s-8 2-11 5c-3 5-3 9-3 15v27c0 7 0 13-12 18-9 4-20 5-23 5-9 0-18-2-24-5-11-5-11-11-11-18v-155c0-6 0-12 12-16 9-4 19-5 23-5 8 0 18 2 24 5 11 4 11 10 11 16v29c0 6 0 10 2 13 4 6 11 6 12 6 2 0 7 0 11-4 3-4 3-8 3-14v-32c0-36-36-48-63-48-28 0-64 12-64 48v161c0 35 36 48 64 48 27 0 63-13 63-48z"><text:p/></draw:path></draw:g></text:p>
      <text:p text:style-name="P7"/>
      <text:p text:style-name="P7"><draw:g text:anchor-type="as-char" svg:y="-0.1437in" draw:z-index="9" draw:style-name="gr4"><svg:title>TexMaths</svg:title><svg:desc>12§display§\overline{C}§svg§600§FALSE§</svg:desc><draw:polygon draw:style-name="gr18" draw:text-style-name="P9" svg:width="0.1138in" svg:height="0.1268in" svg:x="0.0087in" svg:y="0.0083in" svg:viewBox="0 0 290 323" draw:points="145,323 0,323 0,0 290,0 290,323"><text:p/></draw:polygon><draw:polygon draw:style-name="gr19" draw:text-style-name="P10" svg:width="0.1303in" svg:height="0.0067in" svg:x="0in" svg:y="0in" svg:viewBox="0 0 332 18" draw:points="166,18 0,18 0,0 332,0 332,18"><text:p/></draw:polygon><draw:path draw:style-name="gr20" draw:text-style-name="P10" svg:width="0.1181in" svg:height="0.1201in" svg:x="0.0087in" svg:y="0.0232in" svg:viewBox="0 0 301 306" svg:d="M301 4c0-2-2-4-5-4-1 0-3 0-7 5l-29 32c-4-6-24-37-71-37-94 0-189 93-189 191 0 70 50 115 114 115 37 0 69-15 92-36 39-34 47-73 47-74 0-3-5-3-5-3-4 0-5 0-6 3-4 13-13 42-42 67-30 23-58 31-79 31-37 0-83-22-83-88 0-24 9-92 51-141 26-30 67-52 104-52 43 0 68 32 68 82 0 16-1 17-1 21 0 5 3 5 6 5 6 0 6-1 7-9z"><text:p/></draw:path></draw:g></text:p>
      <text:p text:style-name="P7"/>
      <text:p text:style-name="P7"><draw:g text:anchor-type="as-char" svg:y="-0.1252in" draw:z-index="10" draw:style-name="gr4"><svg:title>TexMaths</svg:title><svg:desc>12§display§f(x) = 2x, f(1)=2§svg§600§FALSE§</svg:desc><draw:polygon draw:style-name="gr21" draw:text-style-name="P9" svg:width="1.387in" svg:height="0.1492in" svg:x="0in" svg:y="0.0083in" svg:viewBox="0 0 3524 380" draw:points="1762,380 0,380 0,0 3524,0 3524,380"><text:p/></draw:polygon><draw:path draw:style-name="gr22" draw:text-style-name="P10" svg:width="0.0827in" svg:height="0.1512in" svg:x="0.0004in" svg:y="0.0075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23" draw:text-style-name="P10" svg:width="0.0382in" svg:height="0.1657in" svg:x="0.1071in" svg:y="0.0004in" svg:viewBox="0 0 98 422" svg:d="M98 419c0-1 0-3-7-10-53-53-66-133-66-198 0-73 16-146 69-199 4-5 4-6 4-8 0-3-1-4-4-4-4 0-42 29-68 83-21 45-26 92-26 128 0 34 5 84 28 132 26 53 62 79 66 79 3 0 4-1 4-3z"><text:p/></draw:path><draw:path draw:style-name="gr24" draw:text-style-name="P10" svg:width="0.0827in" svg:height="0.0752in" svg:x="0.1602in" svg:y="0.0512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25" draw:text-style-name="P10" svg:width="0.0382in" svg:height="0.1657in" svg:x="0.2598in" svg:y="0.0004in" svg:viewBox="0 0 98 422" svg:d="M98 211c0-32-4-84-27-132-25-51-63-79-67-79-2 0-4 2-4 4s0 3 7 10c43 41 67 108 67 197 0 72-15 147-68 199-6 6-6 8-6 9 0 2 2 3 4 3 4 0 43-28 68-82 22-46 26-93 26-129z"><text:p/></draw:path><draw:path draw:style-name="gr26" draw:text-style-name="P10" svg:width="0.1102in" svg:height="0.039in" svg:x="0.3705in" svg:y="0.0634in" svg:viewBox="0 0 281 100" svg:d="M266 17c8 0 15 0 15-9 0-8-7-8-13-8h-254c-7 0-14 0-14 8 0 9 7 9 14 9zM268 100c6 0 13 0 13-9 0-8-7-8-15-8h-252c-7 0-14 0-14 8 0 9 7 9 14 9z"><text:p/></draw:path><draw:path draw:style-name="gr27" draw:text-style-name="P10" svg:width="0.0661in" svg:height="0.1106in" svg:x="0.5449in" svg:y="0.0138in" svg:viewBox="0 0 169 282" svg:d="M32 250l46-45c66-59 91-80 91-122 0-49-37-83-90-83-48 0-79 40-79 77 0 23 22 23 22 23 8 0 22-5 22-22 0-11-8-23-22-23-4 0-4 0-5 1 9-27 32-43 57-43 39 0 57 34 57 70 0 33-22 67-45 92l-81 91c-5 5-5 5-5 16h157l12-73h-11c-2 12-4 31-9 37-3 4-31 4-40 4z"><text:p/></draw:path><draw:path draw:style-name="gr28" draw:text-style-name="P10" svg:width="0.0827in" svg:height="0.0752in" svg:x="0.624in" svg:y="0.0512in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29" draw:text-style-name="P10" svg:width="0.0193in" svg:height="0.0496in" svg:x="0.7283in" svg:y="0.1071in" svg:viewBox="0 0 50 127" svg:d="M50 44c0-27-10-44-27-44-15 0-23 11-23 22 0 12 8 24 23 24 5 0 11-3 14-6 3-2 3-2 4-2v6c0 32-15 58-29 71-5 5-5 6-5 7 0 4 1 5 5 5 5 0 38-33 38-83z"><text:p/></draw:path><draw:path draw:style-name="gr30" draw:text-style-name="P10" svg:width="0.0827in" svg:height="0.1512in" svg:x="0.7969in" svg:y="0.0075in" svg:viewBox="0 0 211 385" svg:d="M133 128h37c8 0 12 0 12-7 0-5-4-5-12-5h-34l9-49c1-8 6-38 10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31" draw:text-style-name="P10" svg:width="0.0382in" svg:height="0.1657in" svg:x="0.9039in" svg:y="0.0004in" svg:viewBox="0 0 98 422" svg:d="M98 419c0-1 0-3-7-10-53-53-66-133-66-198 0-73 16-146 69-199 4-5 4-6 4-8 0-3-1-4-4-4-4 0-42 29-68 83-21 45-26 92-26 128 0 34 5 84 28 132 26 53 62 79 66 79 3 0 4-1 4-3z"><text:p/></draw:path><draw:path draw:style-name="gr32" draw:text-style-name="P10" svg:width="0.0547in" svg:height="0.1106in" svg:x="0.9665in" svg:y="0.0138in" svg:viewBox="0 0 140 282" svg:d="M88 11c0-10 0-11-10-11-28 26-65 26-78 26v15c8 0 34 0 55-12v219c0 16 0 21-38 21h-15v13c15-1 53-1 69-1 18 0 54 0 69 1v-13h-13c-38 0-39-5-39-21z"><text:p/></draw:path><draw:path draw:style-name="gr33" draw:text-style-name="P10" svg:width="0.0382in" svg:height="0.1657in" svg:x="1.0445in" svg:y="0.0004in" svg:viewBox="0 0 98 422" svg:d="M98 211c0-32-4-84-27-132-25-51-63-79-67-79-2 0-4 2-4 4s0 3 7 10c43 41 67 108 67 197 0 72-15 147-68 199-6 6-6 8-6 9 0 2 2 3 4 3 4 0 43-28 68-82 22-46 26-93 26-129z"><text:p/></draw:path><draw:path draw:style-name="gr34" draw:text-style-name="P10" svg:width="0.1102in" svg:height="0.039in" svg:x="1.1547in" svg:y="0.0634in" svg:viewBox="0 0 281 100" svg:d="M266 17c8 0 15 0 15-9 0-8-7-8-13-8h-254c-7 0-14 0-14 8 0 9 7 9 14 9zM268 100c6 0 13 0 13-9 0-8-7-8-15-8h-252c-7 0-14 0-14 8 0 9 7 9 14 9z"><text:p/></draw:path><draw:path draw:style-name="gr35" draw:text-style-name="P10" svg:width="0.0661in" svg:height="0.1106in" svg:x="1.3291in" svg:y="0.0138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/draw:g></text:p>
      <text:p text:style-name="P7"/>
      <text:p text:style-name="P7"><draw:g text:anchor-type="as-char" svg:y="-0.1252in" draw:z-index="11" draw:style-name="gr4"><svg:title>TexMaths</svg:title><svg:desc>12§display§A = \left\{ x: -\infty &lt; x &lt; 6\right\} \Rightarrow Q(A) = 5§svg§600§FALSE§</svg:desc><draw:polygon draw:style-name="gr36" draw:text-style-name="P9" svg:width="2.5839in" svg:height="0.1492in" svg:x="0.0028in" svg:y="0.0083in" svg:viewBox="0 0 6564 380" draw:points="3281,380 0,380 0,0 6564,0 6564,380"><text:p/></draw:polygon><draw:path draw:style-name="gr37" draw:text-style-name="P10" svg:width="0.1138in" svg:height="0.1193in" svg:x="0in" svg:y="0.0055in" svg:viewBox="0 0 290 304" svg:d="M60 254c-16 28-32 35-52 36-4 0-8 0-8 9 0 1 2 5 6 5 11 0 24-3 36-3 13 0 29 3 42 3 2 0 8 0 8-9 0-5-3-5-7-5-9-1-20-4-20-15 0-5 3-10 6-16l32-54h107c1 9 7 66 7 71 0 13-23 14-31 14-6 0-11 0-11 9 0 5 6 5 7 5 17 0 36-3 53-3 11 0 36 3 47 3 4 0 8 0 8-9 0-5-4-5-9-5-27 0-27-3-28-15l-25-264c-1-9-1-11-10-11-6 0-7 2-9 7zM112 192l82-139 15 139z"><text:p/></draw:path><draw:path draw:style-name="gr38" draw:text-style-name="P10" svg:width="0.1102in" svg:height="0.039in" svg:x="0.1744in" svg:y="0.0634in" svg:viewBox="0 0 281 100" svg:d="M266 17c8 0 15 0 15-9 0-8-7-8-13-8h-254c-7 0-14 0-14 8 0 9 7 9 14 9zM268 100c6 0 13 0 13-9 0-8-7-8-15-8h-252c-7 0-14 0-14 8 0 9 7 9 14 9z"><text:p/></draw:path><draw:path draw:style-name="gr39" draw:text-style-name="P10" svg:width="0.0591in" svg:height="0.1657in" svg:x="0.3524in" svg:y="0.0004in" svg:viewBox="0 0 151 422" svg:d="M89 56c0-16 12-44 57-46 3-2 5-3 5-5 0-5-5-5-8-5-43 0-82 22-82 53v96c0 17 0 31-17 44-14 12-31 13-40 13-2 2-4 3-4 5 0 5 2 5 7 5 28 2 48 17 53 37 1 5 1 6 1 22v83c0 18 0 32 21 48 16 12 44 16 61 16 3 0 8 0 8-4s-3-4-7-4c-26-2-48-16-53-37-2-5-2-5-2-19v-90c0-20-3-27-16-40-9-10-23-13-33-17 34-9 49-29 49-54z"><text:p/></draw:path><draw:path draw:style-name="gr40" draw:text-style-name="P10" svg:width="0.0827in" svg:height="0.0752in" svg:x="0.428in" svg:y="0.0512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7 32 43 0 67-55 67-65 0-5-4-5-5-5-3 0-5 2-6 5-13 46-43 55-56 55-17 0-23-13-23-27 0-10 2-18 7-37z"><text:p/></draw:path><draw:path draw:style-name="gr41" draw:text-style-name="P10" svg:width="0.0177in" svg:height="0.0713in" svg:x="0.5787in" svg:y="0.0528in" svg:viewBox="0 0 46 182" svg:d="M46 22c0-11-10-22-23-22-12 0-23 11-23 22 0 13 11 24 23 24 13 0 23-11 23-24zM46 161c0-13-10-23-23-23-12 0-23 10-23 23 0 12 11 21 23 21 13 0 23-9 23-21z"><text:p/></draw:path><draw:path draw:style-name="gr42" draw:text-style-name="P10" svg:width="0.1012in" svg:height="0.0067in" svg:x="0.6705in" svg:y="0.0799in" svg:viewBox="0 0 258 18" svg:d="M244 18c7 0 14 0 14-10 0-8-7-8-14-8h-230c-7 0-14 0-14 8 0 10 7 10 14 10z"><text:p/></draw:path><draw:path draw:style-name="gr43" draw:text-style-name="P10" svg:width="0.148in" svg:height="0.0752in" svg:x="0.7949in" svg:y="0.0512in" svg:viewBox="0 0 377 192" svg:d="M192 73c-23-30-29-36-41-47-24-19-48-26-69-26-51 0-82 47-82 96s31 96 79 96c49 0 84-38 106-72 23 29 27 35 41 46 22 19 46 26 69 26 48 0 82-47 82-96s-33-96-82-96c-48 0-83 38-103 73zM203 88c17-32 49-75 96-75 44 0 68 45 68 83 0 41-29 76-66 76-25 0-44-18-53-27-10-12-20-25-45-57zM174 106c-18 30-49 73-97 73-46 0-67-45-67-83 0-41 27-76 64-76 24 0 44 18 53 27 11 12 21 25 47 59z"><text:p/></draw:path><draw:path draw:style-name="gr44" draw:text-style-name="P10" svg:width="0.1012in" svg:height="0.0965in" svg:x="1.0122in" svg:y="0.0346in" svg:viewBox="0 0 258 246" svg:d="M251 18c5-2 7-5 7-10 0-4-4-8-7-8s-4 0-9 2l-235 111c-5 2-7 5-7 9 0 5 2 8 7 10l235 110c5 4 6 4 9 4s7-4 7-8c0-5-2-8-7-10l-222-106z"><text:p/></draw:path><draw:path draw:style-name="gr45" draw:text-style-name="P10" svg:width="0.0827in" svg:height="0.0752in" svg:x="1.1783in" svg:y="0.0512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46" draw:text-style-name="P10" svg:width="0.1012in" svg:height="0.0965in" svg:x="1.328in" svg:y="0.0346in" svg:viewBox="0 0 258 246" svg:d="M251 18c5-2 7-5 7-10 0-4-4-8-7-8s-4 0-9 2l-235 111c-3 2-7 5-7 9 0 5 4 8 7 10l235 110c5 4 6 4 9 4s7-4 7-8c0-5-2-8-7-10l-222-106z"><text:p/></draw:path><draw:path draw:style-name="gr47" draw:text-style-name="P10" svg:width="0.0685in" svg:height="0.1138in" svg:x="1.4965in" svg:y="0.0138in" svg:viewBox="0 0 175 290" svg:d="M38 143v-11c0-106 53-121 75-121 9 0 27 2 37 17-7 0-23 0-23 18 0 14 10 20 19 20 6 0 20-4 20-20 0-26-20-46-54-46-54 0-112 55-112 148 0 114 49 142 89 142 47 0 86-38 86-94 0-54-37-95-84-95-29 0-44 21-53 42zM89 280c-28 0-40-27-42-33-7-19-7-53-7-61 0-32 13-76 51-76 7 0 27 0 40 27 7 15 7 38 7 57 0 21 0 42-7 58-13 25-33 28-42 28z"><text:p/></draw:path><draw:path draw:style-name="gr48" draw:text-style-name="P10" svg:width="0.0591in" svg:height="0.1657in" svg:x="1.5846in" svg:y="0.0004in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draw:path draw:style-name="gr49" draw:text-style-name="P10" svg:width="0.1476in" svg:height="0.0913in" svg:x="1.7106in" svg:y="0.037in" svg:viewBox="0 0 376 233" svg:d="M284 84c17 14 40 26 53 32-15 6-36 18-53 33h-268c-9 0-16 0-16 8 0 9 7 9 14 9h251c-20 19-42 57-42 62s5 5 7 5c4 0 8 0 8-4 9-15 21-38 49-63 29-26 57-36 79-44 7-2 7-2 8-3 2 0 2-1 2-3 0-1 0-1 0-2l-3-1c-1 0-1 0-8-4-58-15-100-55-123-101-4-8-6-8-12-8-2 0-7 0-7 5 0 6 21 42 42 62h-251c-7 0-14 0-14 9 0 8 7 8 16 8z"><text:p/></draw:path><draw:path draw:style-name="gr50" draw:text-style-name="P10" svg:width="0.115in" svg:height="0.1492in" svg:x="1.922in" svg:y="0.0075in" svg:viewBox="0 0 293 380" svg:d="M164 295c66-24 129-101 129-182 0-67-46-113-108-113-91 0-185 96-185 194 0 71 47 113 108 113 11 0 25-2 42-6-2 27-2 28-2 33 0 14 0 46 36 46 49 0 69-78 69-81 0-4-2-5-3-5-4 0-5 1-6 5-10 30-35 39-50 39-19 0-25-10-30-43zM84 292c-32-12-47-46-47-83 0-30 11-90 43-136 32-43 71-62 102-62 42 0 74 32 74 89 0 42-23 141-94 181-1-15-6-46-37-46-22 0-42 22-42 43 0 9 1 14 1 14zM112 296c-8 0-21 0-21-18 0-16 17-33 34-33 18 0 26 11 26 36 0 6 0 6-5 8-10 5-24 7-34 7z"><text:p/></draw:path><draw:path draw:style-name="gr51" draw:text-style-name="P10" svg:width="0.0382in" svg:height="0.1657in" svg:x="2.0614in" svg:y="0.0004in" svg:viewBox="0 0 98 422" svg:d="M98 419c0-1 0-3-7-10-53-53-66-133-66-198 0-73 16-146 69-199 4-5 4-6 4-8 0-3-1-4-4-4-4 0-42 29-68 83-21 45-26 92-26 128 0 34 5 84 28 132 26 53 62 79 66 79 3 0 4-1 4-3z"><text:p/></draw:path><draw:path draw:style-name="gr52" draw:text-style-name="P10" svg:width="0.1138in" svg:height="0.1193in" svg:x="2.1157in" svg:y="0.0055in" svg:viewBox="0 0 290 304" svg:d="M60 254c-16 28-32 35-52 36-4 0-8 0-8 9 0 1 2 5 6 5 11 0 24-3 36-3 13 0 29 3 42 3 2 0 8 0 8-9 0-5-3-5-7-5-9-1-20-4-20-15 0-5 3-10 7-16l31-54h107c1 9 7 66 7 71 0 13-23 14-31 14-6 0-11 0-11 9 0 5 6 5 7 5 17 0 36-3 53-3 11 0 36 3 47 3 4 0 8 0 8-9 0-5-4-5-9-5-27 0-27-3-28-15l-25-264c-1-9-1-11-10-11-6 0-7 2-9 7zM112 192l82-139 15 139z"><text:p/></draw:path><draw:path draw:style-name="gr53" draw:text-style-name="P10" svg:width="0.0382in" svg:height="0.1657in" svg:x="2.2437in" svg:y="0.0004in" svg:viewBox="0 0 98 422" svg:d="M98 211c0-32-4-84-27-132-25-51-63-79-67-79-2 0-4 2-4 4s0 3 7 10c43 41 67 108 67 197 0 72-15 147-68 199-6 6-6 8-6 9 0 2 2 3 4 3 4 0 43-28 68-82 22-46 26-93 26-129z"><text:p/></draw:path><draw:path draw:style-name="gr54" draw:text-style-name="P10" svg:width="0.1102in" svg:height="0.039in" svg:x="2.3543in" svg:y="0.0634in" svg:viewBox="0 0 281 100" svg:d="M266 17c8 0 15 0 15-9 0-8-7-8-13-8h-254c-7 0-14 0-14 8 0 9 7 9 14 9zM268 100c6 0 13 0 13-9 0-8-7-8-15-8h-252c-7 0-14 0-14 8 0 9 7 9 14 9z"><text:p/></draw:path><draw:path draw:style-name="gr55" draw:text-style-name="P10" svg:width="0.0661in" svg:height="0.1138in" svg:x="2.5287in" svg:y="0.0138in" svg:viewBox="0 0 169 290" svg:d="M169 197c0-51-35-94-80-94-21 0-39 7-54 23v-83c8 3 23 6 36 6 51 0 81-38 81-44 0-3-1-5-3-5-1 0-3 0-4 1-8 4-29 12-57 12-18 0-38-2-57-11-3-2-5-2-5-2-4 0-4 4-4 11v125c0 7 0 10 6 10 3 0 3 0 4-3 5-6 22-30 56-30 21 0 32 19 36 27 7 16 8 33 8 54 0 15 0 40-11 58-9 16-26 28-45 28-30 0-54-23-63-47 1 0 4 0 9 0 13 0 20-11 20-21s-7-21-20-21c-8 0-22 3-22 23 0 36 29 76 77 76 49 0 92-39 92-93z"><text:p/></draw:path></draw:g></text:p>
      <text:p text:style-name="P7"/>
      <text:p text:style-name="P8"><draw:g text:anchor-type="as-char" svg:y="-0.228in" draw:z-index="12" draw:style-name="gr4"><svg:title>TexMaths</svg:title><svg:desc>12§display§\int_{C}^{}f(x)dx§svg§600§FALSE§</svg:desc><draw:polygon draw:style-name="gr56" draw:text-style-name="P9" svg:width="0.7122in" svg:height="0.3626in" svg:x="0.0004in" svg:y="0.0083in" svg:viewBox="0 0 1810 922" draw:points="906,922 0,922 0,0 1810,0 1810,922"><text:p/></draw:polygon><draw:path draw:style-name="gr57" draw:text-style-name="P10" svg:width="0.1476in" svg:height="0.3689in" svg:x="0.0012in" svg:y="0in" svg:viewBox="0 0 376 938" svg:d="M20 919c14 0 21-10 21-21 0-14-10-21-19-21-11 0-22 7-22 21 0 22 22 40 47 40 65 0 89-100 119-221 32-134 60-268 82-404 16-90 32-174 46-229 5-20 19-74 36-74 13 0 23 7 25 9-14 1-21 10-21 21 0 14 10 20 20 20 11 0 22-6 22-20 0-23-23-40-47-40-33 0-55 46-79 132-2 5-59 216-105 493-12 64-24 136-37 193-8 31-28 110-62 110-15 0-24-9-26-9z"><text:p/></draw:path><draw:path draw:style-name="gr58" draw:text-style-name="P10" svg:width="0.0898in" svg:height="0.0839in" svg:x="0.0925in" svg:y="0.2953in" svg:viewBox="0 0 229 214" svg:d="M229 4c0-2-1-4-3-4-3 0-3 1-6 4l-21 22c-3-3-19-26-56-26-72 0-143 64-143 131 0 49 38 83 91 83 16 0 45-3 75-29 24-19 30-46 30-48 0-4-4-4-5-4-4 0-5 3-6 5-11 41-53 66-89 66-31 0-66-17-66-64 0-8 1-56 36-93 20-23 52-36 80-36 34 0 53 25 53 59 0 7 0 9 0 10 0 4 5 4 5 4 5 0 5 0 7-5z"><text:p/></draw:path><draw:path draw:style-name="gr59" draw:text-style-name="P10" svg:width="0.0827in" svg:height="0.1512in" svg:x="0.2323in" svg:y="0.1083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0-37 80-1 0-12 0-20-8 20 0 24-16 24-23 0-9-9-14-17-14-11 0-23 9-23 25 0 19 18 30 36 30 24 0 40-25 48-42 14-26 24-77 24-80z"><text:p/></draw:path><draw:path draw:style-name="gr60" draw:text-style-name="P10" svg:width="0.0382in" svg:height="0.1657in" svg:x="0.3394in" svg:y="0.1012in" svg:viewBox="0 0 98 422" svg:d="M98 419c0-2 0-3-7-10-53-53-66-133-66-198 0-73 16-146 69-199 4-5 4-6 4-8 0-3-1-4-4-4-4 0-42 29-68 83-21 45-26 92-26 128 0 34 5 84 28 132 26 53 62 79 66 79 3 0 4-1 4-3z"><text:p/></draw:path><draw:path draw:style-name="gr61" draw:text-style-name="P10" svg:width="0.0827in" svg:height="0.0752in" svg:x="0.3925in" svg:y="0.1528in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62" draw:text-style-name="P10" svg:width="0.0382in" svg:height="0.1657in" svg:x="0.4917in" svg:y="0.1012in" svg:viewBox="0 0 98 422" svg:d="M98 211c0-32-4-84-27-132-25-51-63-79-67-79-2 0-4 2-4 4s0 3 7 10c43 41 67 108 67 197 0 72-15 146-68 199-6 6-6 7-6 9s2 3 4 3c4 0 43-29 68-83 22-45 26-92 26-128z"><text:p/></draw:path><draw:path draw:style-name="gr63" draw:text-style-name="P10" svg:width="0.0791in" svg:height="0.1173in" svg:x="0.5539in" svg:y="0.1102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64" draw:text-style-name="P10" svg:width="0.0827in" svg:height="0.0752in" svg:x="0.6382in" svg:y="0.152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2 55-56 55-17 0-23-13-23-27 0-10 2-18 7-37z"><text:p/></draw:path></draw:g></text:p>
      <text:p text:style-name="P7"/>
      <text:p text:style-name="P7"/>
      <text:p text:style-name="P8"><draw:g text:anchor-type="as-char" svg:y="-0.228in" draw:z-index="13" draw:style-name="gr4"><svg:title>TexMaths</svg:title><svg:desc>12§display§\int_{}^{}\int_{C}^{} g(x, y)dxdy§svg§600§FALSE§</svg:desc><draw:polygon draw:style-name="gr65" draw:text-style-name="P9" svg:width="1.2366in" svg:height="0.3626in" svg:x="0in" svg:y="0.0083in" svg:viewBox="0 0 3142 922" draw:points="1571,922 0,922 0,0 3142,0 3142,922"><text:p/></draw:polygon><draw:path draw:style-name="gr66" draw:text-style-name="P10" svg:width="0.1476in" svg:height="0.3689in" svg:x="0.0008in" svg:y="0in" svg:viewBox="0 0 376 938" svg:d="M20 919c14 0 21-10 21-21 0-14-10-21-19-21-11 0-22 7-22 21 0 22 22 40 47 40 65 0 89-100 119-221 32-134 60-268 82-404 16-90 32-174 46-229 5-20 19-74 36-74 13 0 23 7 25 9-14 1-21 10-21 21 0 14 10 20 20 20 11 0 22-6 22-20 0-23-23-40-47-40-33 0-55 46-79 132-2 5-59 216-105 493-12 64-24 136-37 193-8 31-28 110-62 110-15 0-24-9-26-9z"><text:p/></draw:path><draw:path draw:style-name="gr67" draw:text-style-name="P10" svg:width="0.1476in" svg:height="0.3689in" svg:x="0.2031in" svg:y="0in" svg:viewBox="0 0 376 938" svg:d="M20 919c14 0 21-10 21-21 0-14-10-21-19-21-11 0-22 7-22 21 0 22 22 40 47 40 65 0 89-100 119-221 32-134 60-268 82-404 16-90 32-174 46-229 5-20 19-74 36-74 13 0 23 7 25 9-14 1-21 10-21 21 0 14 10 20 20 20 11 0 22-6 22-20 0-23-23-40-47-40-33 0-55 46-79 132-2 5-59 216-105 493-12 64-24 136-37 193-8 31-28 110-62 110-15 0-24-9-26-9z"><text:p/></draw:path><draw:path draw:style-name="gr68" draw:text-style-name="P10" svg:width="0.0898in" svg:height="0.0839in" svg:x="0.2937in" svg:y="0.2953in" svg:viewBox="0 0 229 214" svg:d="M229 4c0-2-1-4-3-4-3 0-3 1-6 4l-21 22c-3-3-19-26-56-26-72 0-143 64-143 131 0 49 38 83 91 83 16 0 45-3 75-29 24-19 30-46 30-48 0-4-4-4-5-4-4 0-5 3-6 5-11 41-53 66-89 66-31 0-66-17-66-64 0-8 1-56 36-93 20-23 52-36 80-36 34 0 53 25 53 59 0 7 0 9 0 10 0 4 5 4 5 4 5 0 5 0 7-5z"><text:p/></draw:path><draw:path draw:style-name="gr69" draw:text-style-name="P10" svg:width="0.076in" svg:height="0.1075in" svg:x="0.428in" svg:y="0.1528in" svg:viewBox="0 0 194 274" svg:d="M193 28c1-3 1-5 1-8 0-8-4-12-12-12-4 0-16 4-16 18-9-15-24-26-40-26-49 0-101 60-101 120 0 42 25 67 55 67 26 0 46-20 51-25v1c-9 37-15 55-15 55-1 5-15 47-61 47-8 0-21-1-33-5 13-3 18-14 18-22 0-6-5-15-17-15-10 0-23 9-23 24 0 18 16 27 56 27 53 0 84-33 90-59zM138 132c-2 12-12 23-22 30-8 8-22 16-33 16-22 0-28-22-28-39 0-21 12-71 24-92 11-21 29-37 47-37 28 0 34 33 34 36 0 2 0 4-2 6z"><text:p/></draw:path><draw:path draw:style-name="gr70" draw:text-style-name="P10" svg:width="0.0382in" svg:height="0.1657in" svg:x="0.5268in" svg:y="0.1012in" svg:viewBox="0 0 98 422" svg:d="M98 419c0-2 0-3-7-10-53-53-66-133-66-198 0-73 16-146 69-199 4-5 4-6 4-8 0-3-1-4-4-4-4 0-42 29-68 83-21 45-26 92-26 128 0 34 5 84 28 132 26 53 62 79 66 79 3 0 4-1 4-3z"><text:p/></draw:path><draw:path draw:style-name="gr71" draw:text-style-name="P10" svg:width="0.0827in" svg:height="0.0752in" svg:x="0.5799in" svg:y="0.152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3 55-56 55-17 0-23-13-23-27 0-10 2-18 7-37z"><text:p/></draw:path><draw:path draw:style-name="gr72" draw:text-style-name="P10" svg:width="0.0193in" svg:height="0.0496in" svg:x="0.6843in" svg:y="0.2079in" svg:viewBox="0 0 50 127" svg:d="M50 44c0-27-10-44-27-44-15 0-23 11-23 22 0 12 8 24 23 24 5 0 11-3 14-6 3-2 3-2 4-2v6c0 32-15 58-29 71-5 5-5 6-5 7 0 4 1 5 5 5 5 0 38-33 38-83z"><text:p/></draw:path><draw:path draw:style-name="gr73" draw:text-style-name="P10" svg:width="0.0768in" svg:height="0.1075in" svg:x="0.7488in" svg:y="0.1528in" svg:viewBox="0 0 196 274" svg:d="M194 26c2-6 2-7 2-9 0-9-6-12-12-12-5 0-12 2-16 8-1 3-4 16-6 23-2 11-6 23-8 34l-20 76c-1 6-19 36-48 36-21 0-26-18-26-34 0-20 8-45 23-83 6-17 7-22 7-30 0-19-13-35-35-35-39 0-55 61-55 65 0 5 4 5 5 5 5 0 5-2 7-9 11-39 29-51 43-51 3 0 10 0 10 13 0 11-4 21-7 30-17 44-24 69-24 89 0 37 26 50 51 50 17 0 31-7 42-19-5 21-9 42-26 65-12 14-28 27-47 27-6 0-25-2-32-18 7 0 12 0 18-5 4-4 8-9 8-18 0-13-12-15-16-15-9 0-24 7-24 29 0 20 20 36 46 36 44 0 88-39 98-87z"><text:p/></draw:path><draw:path draw:style-name="gr74" draw:text-style-name="P10" svg:width="0.0382in" svg:height="0.1657in" svg:x="0.8406in" svg:y="0.1012in" svg:viewBox="0 0 98 422" svg:d="M98 211c0-32-4-84-27-132-25-51-63-79-67-79-2 0-4 2-4 4s0 3 7 10c43 41 67 108 67 197 0 72-15 146-68 199-6 6-6 7-6 9s2 3 4 3c4 0 43-29 68-83 22-45 26-92 26-128z"><text:p/></draw:path><draw:path draw:style-name="gr75" draw:text-style-name="P10" svg:width="0.0791in" svg:height="0.1173in" svg:x="0.9024in" svg:y="0.1102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76" draw:text-style-name="P10" svg:width="0.0827in" svg:height="0.0752in" svg:x="0.987in" svg:y="0.1528in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77" draw:text-style-name="P10" svg:width="0.0791in" svg:height="0.1173in" svg:x="1.0839in" svg:y="0.1102in" svg:viewBox="0 0 202 299" svg:d="M202 5c0-1 0-5-6-5s-46 4-54 5c-3 0-5 2-5 7 0 6 3 6 9 6 21 0 22 4 22 7l-1 9-25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78" draw:text-style-name="P10" svg:width="0.0768in" svg:height="0.1075in" svg:x="1.1685in" svg:y="0.1528in" svg:viewBox="0 0 196 274" svg:d="M194 26c2-6 2-7 2-9 0-9-6-12-12-12-5 0-12 2-16 8-1 3-4 16-6 23-2 11-6 23-8 34l-20 76c-1 6-19 36-48 36-21 0-26-18-26-34 0-20 8-45 23-83 6-17 7-22 7-30 0-19-13-35-35-35-39 0-55 61-55 65 0 5 4 5 5 5 5 0 5-2 7-9 11-39 29-51 43-51 3 0 10 0 10 13 0 11-4 21-7 30-17 44-24 69-24 89 0 37 26 50 51 50 17 0 31-7 42-19-5 21-9 42-26 65-12 14-28 27-47 27-6 0-25-2-32-18 7 0 12 0 19-5 3-4 7-9 7-18 0-13-12-15-16-15-9 0-24 7-24 29 0 20 20 36 46 36 44 0 88-39 98-87z"><text:p/></draw:path></draw:g></text:p>
      <text:p text:style-name="P8"/>
      <text:p text:style-name="P8"/>
      <text:p text:style-name="P8"><draw:g text:anchor-type="as-char" svg:y="-0.1827in" draw:z-index="14" draw:style-name="gr4"><svg:title>TexMaths</svg:title><svg:desc>12§display§\sum_{C}^{} f(x), \sum_{}^{}\sum_{C}^{} g(x,y)§svg§600§FALSE§</svg:desc><draw:polygon draw:style-name="gr79" draw:text-style-name="P9" svg:width="1.6366in" svg:height="0.3417in" svg:x="0in" svg:y="0.0087in" svg:viewBox="0 0 4158 869" draw:points="2080,869 0,869 0,0 4158,0 4158,869"><text:p/></draw:polygon><draw:path draw:style-name="gr80" draw:text-style-name="P10" svg:width="0.2213in" svg:height="0.2327in" svg:x="0.0008in" svg:y="0in" svg:viewBox="0 0 563 592" svg:d="M511 592l52-136h-11c-17 44-61 73-110 85-9 3-51 13-132 13h-255l216-252c3-2 4-4 4-7 0 0 0-1-4-6l-197-269h232c56 0 95 6 100 6 22 5 58 11 92 33 11 6 40 25 54 60h11l-52-119h-499c-10 0-10 0-12 2 0 2 0 10 0 15l223 306-218 255c-5 6-5 9-5 9 0 5 4 5 12 5z"><text:p/></draw:path><draw:path draw:style-name="gr81" draw:text-style-name="P10" svg:width="0.0898in" svg:height="0.0839in" svg:x="0.0681in" svg:y="0.2744in" svg:viewBox="0 0 229 214" svg:d="M229 4c0-2-1-4-3-4-3 0-3 1-6 4l-21 22c-3-3-19-26-56-26-72 0-143 64-143 131 0 49 38 83 91 83 16 0 45-3 75-29 24-19 30-46 30-48 0-4-4-4-5-4-4 0-5 3-6 5-11 41-53 66-89 66-31 0-66-17-66-64 0-8 1-56 36-93 20-23 52-36 80-36 34 0 53 25 53 59 0 7 0 9 0 10 0 4 5 4 5 4 5 0 5 0 7-5z"><text:p/></draw:path><draw:path draw:style-name="gr82" draw:text-style-name="P10" svg:width="0.0827in" svg:height="0.1512in" svg:x="0.2677in" svg:y="0.0406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83" draw:text-style-name="P10" svg:width="0.0382in" svg:height="0.1657in" svg:x="0.3752in" svg:y="0.0331in" svg:viewBox="0 0 98 422" svg:d="M98 419c0-1 0-3-7-10-53-53-66-133-66-198 0-73 16-146 69-199 4-5 4-6 4-8 0-3-1-4-4-4-4 0-42 29-68 83-21 45-26 92-26 128 0 34 5 84 28 132 26 53 62 79 66 79 3 0 4-1 4-3z"><text:p/></draw:path><draw:path draw:style-name="gr84" draw:text-style-name="P10" svg:width="0.0827in" svg:height="0.0752in" svg:x="0.428in" svg:y="0.0839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2 55-56 55-17 0-23-13-23-27 0-10 2-18 7-37z"><text:p/></draw:path><draw:path draw:style-name="gr85" draw:text-style-name="P10" svg:width="0.0382in" svg:height="0.1657in" svg:x="0.5272in" svg:y="0.0331in" svg:viewBox="0 0 98 422" svg:d="M98 211c0-32-4-84-27-132-25-51-63-79-67-79-2 0-4 2-4 4s0 3 7 10c43 41 67 108 67 197 0 72-15 147-68 199-6 6-6 8-6 9 0 2 2 3 4 3 4 0 43-28 68-82 22-46 26-93 26-129z"><text:p/></draw:path><draw:path draw:style-name="gr86" draw:text-style-name="P10" svg:width="0.0193in" svg:height="0.0496in" svg:x="0.5969in" svg:y="0.1402in" svg:viewBox="0 0 50 127" svg:d="M50 44c0-27-10-44-27-44-15 0-23 11-23 22 0 12 8 24 23 24 5 0 11-3 14-6 3-2 3-2 4-2v6c0 32-15 58-29 71-5 5-5 6-5 7 0 4 1 5 5 5 5 0 38-33 38-83z"><text:p/></draw:path><draw:path draw:style-name="gr87" draw:text-style-name="P10" svg:width="0.2213in" svg:height="0.2327in" svg:x="0.6657in" svg:y="0in" svg:viewBox="0 0 563 592" svg:d="M511 592l52-136h-11c-17 44-61 73-110 85-9 3-51 13-132 13h-255l216-252c3-2 4-4 4-7 0 0 0-1-4-6l-197-269h232c56 0 95 6 100 6 22 5 58 11 92 33 11 6 40 25 54 60h11l-52-119h-499c-10 0-10 0-12 2 0 2 0 10 0 15l223 306-218 255c-5 6-5 9-5 9 0 5 4 5 12 5z"><text:p/></draw:path><draw:path draw:style-name="gr88" draw:text-style-name="P10" svg:width="0.2213in" svg:height="0.2327in" svg:x="0.9331in" svg:y="0in" svg:viewBox="0 0 563 592" svg:d="M511 592l52-136h-11c-17 44-61 73-110 85-9 3-51 13-132 13h-255l216-252c3-2 4-4 4-7 0 0 0-1-4-6l-197-269h232c56 0 95 6 100 6 22 5 58 11 92 33 11 6 40 25 54 60h11l-52-119h-499c-10 0-10 0-12 2 0 2 0 10 0 15l223 306-218 255c-5 6-5 9-5 9 0 5 4 5 12 5z"><text:p/></draw:path><draw:path draw:style-name="gr89" draw:text-style-name="P10" svg:width="0.0898in" svg:height="0.0839in" svg:x="1in" svg:y="0.2744in" svg:viewBox="0 0 229 214" svg:d="M229 4c0-2-1-4-3-4-3 0-3 1-6 4l-21 22c-3-3-19-26-56-26-73 0-143 64-143 131 0 49 37 83 91 83 16 0 45-3 75-29 24-19 30-46 30-48 0-4-4-4-5-4-4 0-5 3-6 5-11 41-53 66-89 66-31 0-66-17-66-64 0-8 1-56 36-93 20-23 52-36 80-36 34 0 53 25 53 59 0 7 0 9 0 10 0 4 5 4 5 4 5 0 5 0 7-5z"><text:p/></draw:path><draw:path draw:style-name="gr90" draw:text-style-name="P10" svg:width="0.076in" svg:height="0.1075in" svg:x="1.1933in" svg:y="0.0839in" svg:viewBox="0 0 194 274" svg:d="M193 28c1-3 1-5 1-8 0-8-4-12-12-12-4 0-16 4-16 18-9-15-24-26-40-26-49 0-101 60-101 120 0 42 25 67 55 67 26 0 46-20 51-25v1c-9 37-15 55-15 55-1 5-15 47-61 47-8 0-21-1-33-5 13-3 18-14 18-22 0-6-5-15-17-15-10 0-23 9-23 24 0 18 16 27 56 27 53 0 84-33 90-59zM138 132c-2 12-12 23-22 30-8 8-22 16-33 16-22 0-28-22-28-39 0-21 12-71 24-92 11-21 29-37 47-37 28 0 34 33 34 36 0 2 0 4-2 6z"><text:p/></draw:path><draw:path draw:style-name="gr91" draw:text-style-name="P10" svg:width="0.0382in" svg:height="0.1657in" svg:x="1.2929in" svg:y="0.0331in" svg:viewBox="0 0 98 422" svg:d="M98 419c0-1 0-3-7-10-53-53-66-133-66-198 0-73 16-146 69-199 4-5 4-6 4-8 0-3-1-4-4-4-4 0-42 29-68 83-21 45-26 92-26 128 0 34 5 84 28 132 26 53 62 79 66 79 3 0 4-1 4-3z"><text:p/></draw:path><draw:path draw:style-name="gr92" draw:text-style-name="P10" svg:width="0.0827in" svg:height="0.0752in" svg:x="1.3461in" svg:y="0.0839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3 55-56 55-17 0-23-13-23-27 0-10 2-18 7-37z"><text:p/></draw:path><draw:path draw:style-name="gr93" draw:text-style-name="P10" svg:width="0.0193in" svg:height="0.0496in" svg:x="1.45in" svg:y="0.1402in" svg:viewBox="0 0 50 127" svg:d="M50 44c0-27-10-44-27-44-15 0-23 11-23 22 0 12 8 24 23 24 5 0 11-3 14-6 3-2 3-2 4-2v6c0 32-15 58-29 71-5 5-5 6-5 7 0 4 1 5 5 5 5 0 38-33 38-83z"><text:p/></draw:path><draw:path draw:style-name="gr94" draw:text-style-name="P10" svg:width="0.0768in" svg:height="0.1075in" svg:x="1.5142in" svg:y="0.0839in" svg:viewBox="0 0 196 274" svg:d="M194 26c2-6 2-7 2-9 0-9-6-12-12-12-5 0-12 2-16 8-1 3-4 16-6 23-2 11-6 23-8 34l-20 76c-1 6-19 36-48 36-21 0-26-18-26-34 0-20 8-45 23-83 6-17 7-22 7-30 0-19-13-35-35-35-39 0-55 61-55 65 0 5 4 5 5 5 5 0 5-2 7-9 11-39 29-51 43-51 3 0 10 0 10 13 0 11-4 21-7 30-17 44-24 69-24 89 0 37 26 50 51 50 17 0 31-7 42-19-5 21-9 42-26 65-12 14-28 27-47 27-6 0-25-2-32-18 7 0 12 0 18-5 4-4 8-9 8-18 0-13-12-15-16-15-9 0-24 7-24 29 0 20 20 36 46 36 44 0 88-39 98-87z"><text:p/></draw:path><draw:path draw:style-name="gr95" draw:text-style-name="P10" svg:width="0.0382in" svg:height="0.1657in" svg:x="1.6067in" svg:y="0.0331in" svg:viewBox="0 0 98 422" svg:d="M98 211c0-32-4-84-27-132-25-51-63-79-67-79-2 0-4 2-4 4s0 3 7 10c43 41 67 108 67 197 0 72-15 147-68 199-6 6-6 8-6 9 0 2 2 3 4 3 4 0 43-28 68-82 22-46 26-93 26-129z"><text:p/></draw:path></draw:g></text:p>
      <text:p text:style-name="P8"/>
      <text:p text:style-name="P8"><text:soft-page-break/></text:p>
      <text:p text:style-name="P8"/>
      <text:p text:style-name="P8"><draw:g text:anchor-type="as-char" svg:y="-0.228in" draw:z-index="15" draw:style-name="gr4"><svg:title>TexMaths</svg:title><svg:desc>12§display§Q(C) = \int_{C}^{} \cdots \int_{}^{} dx_{1}dx_{2} \cdots dx_{n}§svg§600§FALSE§</svg:desc><draw:polygon draw:style-name="gr96" draw:text-style-name="P9" svg:width="2.2685in" svg:height="0.3626in" svg:x="0in" svg:y="0.0083in" svg:viewBox="0 0 5763 922" draw:points="2882,922 0,922 0,0 5763,0 5763,922"><text:p/></draw:polygon><draw:path draw:style-name="gr97" draw:text-style-name="P10" svg:width="0.115in" svg:height="0.1492in" svg:x="0in" svg:y="0.1083in" svg:viewBox="0 0 293 380" svg:d="M164 295c66-24 129-101 129-182 0-67-46-113-108-113-91 0-185 96-185 194 0 71 47 113 108 113 11 0 25-2 42-6-2 26-2 28-2 32 0 15 0 47 36 47 49 0 69-78 69-81 0-4-2-5-3-5-4 0-5 1-6 5-10 30-35 39-50 39-19 0-25-11-30-43zM84 291c-32-12-47-45-47-82 0-30 11-90 43-136 32-43 71-62 102-62 42 0 74 32 74 89 0 42-23 141-94 181-1-15-6-46-37-46-22 0-42 22-42 43 0 9 1 13 1 13zM110 296c-6 0-19 0-19-18 0-16 17-33 34-33 18 0 26 11 26 36 0 6 0 6-5 8-10 5-24 7-36 7z"><text:p/></draw:path><draw:path draw:style-name="gr98" draw:text-style-name="P10" svg:width="0.0382in" svg:height="0.1657in" svg:x="0.1394in" svg:y="0.1012in" svg:viewBox="0 0 98 422" svg:d="M98 419c0-2 0-3-7-10-53-53-66-133-66-198 0-73 16-146 69-199 4-5 4-6 4-8 0-3-1-4-4-4-4 0-42 29-68 83-21 45-26 92-26 128 0 34 5 84 28 132 26 53 62 79 66 79 3 0 4-1 4-3z"><text:p/></draw:path><draw:path draw:style-name="gr99" draw:text-style-name="P10" svg:width="0.1177in" svg:height="0.1205in" svg:x="0.1957in" svg:y="0.1083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100" draw:text-style-name="P10" svg:width="0.0382in" svg:height="0.1657in" svg:x="0.328in" svg:y="0.1012in" svg:viewBox="0 0 98 422" svg:d="M98 211c0-32-4-84-27-132-25-51-63-79-67-79-2 0-4 2-4 4s0 3 7 10c43 41 67 108 67 197 0 72-15 146-68 199-6 6-6 7-6 9s2 3 4 3c4 0 43-29 68-83 22-45 26-92 26-128z"><text:p/></draw:path><draw:path draw:style-name="gr101" draw:text-style-name="P10" svg:width="0.1102in" svg:height="0.039in" svg:x="0.4378in" svg:y="0.1654in" svg:viewBox="0 0 281 100" svg:d="M266 17c8 0 15 0 15-9 0-8-7-8-13-8h-254c-7 0-14 0-14 8 0 9 7 9 14 9zM268 100c6 0 13 0 13-9 0-8-7-8-15-8h-252c-7 0-14 0-14 8 0 9 7 9 14 9z"><text:p/></draw:path><draw:path draw:style-name="gr102" draw:text-style-name="P10" svg:width="0.1476in" svg:height="0.3689in" svg:x="0.6134in" svg:y="0in" svg:viewBox="0 0 376 938" svg:d="M20 919c14 0 21-10 21-21 0-14-10-21-19-21-11 0-22 7-22 21 0 22 22 40 47 40 65 0 89-100 119-221 32-134 60-268 82-404 16-90 32-174 46-229 5-20 19-74 36-74 13 0 23 7 25 9-14 1-21 10-21 21 0 14 10 20 20 20 11 0 22-6 22-20 0-23-23-40-47-40-33 0-57 46-79 132-2 5-59 216-105 493-12 64-24 136-37 193-8 31-28 110-62 110-15 0-24-9-26-9z"><text:p/></draw:path><draw:path draw:style-name="gr103" draw:text-style-name="P10" svg:width="0.0898in" svg:height="0.0839in" svg:x="0.7043in" svg:y="0.2953in" svg:viewBox="0 0 229 214" svg:d="M229 4c0-2-1-4-3-4-3 0-3 1-6 4l-21 22c-3-3-19-26-56-26-73 0-143 64-143 131 0 49 37 83 91 83 16 0 45-3 75-29 24-19 30-46 30-48 0-4-4-4-5-4-4 0-5 3-6 5-11 41-53 66-89 66-31 0-66-17-66-64 0-8 1-56 36-93 20-23 52-36 80-36 34 0 53 25 53 59 0 7 0 9 0 10 0 4 5 4 5 4 5 0 5 0 7-5z"><text:p/></draw:path><draw:path draw:style-name="gr104" draw:text-style-name="P10" svg:width="0.0177in" svg:height="0.0177in" svg:x="0.8496in" svg:y="0.1756in" svg:viewBox="0 0 46 46" svg:d="M46 23c0-12-10-23-23-23-12 0-23 11-23 23 0 13 11 23 23 23 13 0 23-10 23-23z"><text:p/></draw:path><draw:path draw:style-name="gr105" draw:text-style-name="P10" svg:width="0.0177in" svg:height="0.0177in" svg:x="0.9232in" svg:y="0.1756in" svg:viewBox="0 0 46 46" svg:d="M46 23c0-12-10-23-23-23-12 0-23 11-23 23 0 13 11 23 23 23 13 0 23-10 23-23z"><text:p/></draw:path><draw:path draw:style-name="gr106" draw:text-style-name="P10" svg:width="0.0177in" svg:height="0.0177in" svg:x="0.9972in" svg:y="0.1756in" svg:viewBox="0 0 46 46" svg:d="M46 23c0-12-10-23-23-23-12 0-23 11-23 23 0 13 11 23 23 23 13 0 23-10 23-23z"><text:p/></draw:path><draw:path draw:style-name="gr107" draw:text-style-name="P10" svg:width="0.1476in" svg:height="0.3689in" svg:x="1.0661in" svg:y="0in" svg:viewBox="0 0 376 938" svg:d="M20 919c14 0 21-10 21-21 0-14-10-21-19-21-11 0-22 7-22 21 0 22 22 40 47 40 65 0 89-100 119-221 32-134 60-268 82-404 16-90 32-174 46-229 5-20 19-74 36-74 13 0 23 7 25 9-14 1-21 10-21 21 0 14 10 20 20 20 11 0 22-6 22-20 0-23-23-40-47-40-33 0-55 46-79 132-2 5-59 216-105 493-12 64-24 136-37 193-8 31-28 110-62 110-15 0-24-9-26-9z"><text:p/></draw:path><draw:path draw:style-name="gr108" draw:text-style-name="P10" svg:width="0.0791in" svg:height="0.1173in" svg:x="1.2654in" svg:y="0.1102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109" draw:text-style-name="P10" svg:width="0.0827in" svg:height="0.0752in" svg:x="1.3504in" svg:y="0.1528in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110" draw:text-style-name="P10" svg:width="0.0421in" svg:height="0.0772in" svg:x="1.4528in" svg:y="0.174in" svg:viewBox="0 0 108 197" svg:d="M67 8c0-8-1-8-8-8-19 18-47 19-59 19v11c7 0 26 0 43-8v151c0 9 0 13-30 13h-11v11c5 0 42-1 53-1 10 0 47 1 53 1v-11h-11c-30 0-30-4-30-13z"><text:p/></draw:path><draw:path draw:style-name="gr111" draw:text-style-name="P10" svg:width="0.0791in" svg:height="0.1173in" svg:x="1.5213in" svg:y="0.1102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112" draw:text-style-name="P10" svg:width="0.0827in" svg:height="0.0752in" svg:x="1.6055in" svg:y="0.152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2 55-56 55-17 0-23-13-23-27 0-10 2-18 7-37z"><text:p/></draw:path><draw:path draw:style-name="gr113" draw:text-style-name="P10" svg:width="0.0516in" svg:height="0.0772in" svg:x="1.7031in" svg:y="0.174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114" draw:text-style-name="P10" svg:width="0.0177in" svg:height="0.0177in" svg:x="1.8122in" svg:y="0.1756in" svg:viewBox="0 0 46 46" svg:d="M46 23c0-12-10-23-23-23-12 0-23 11-23 23 0 13 11 23 23 23 13 0 23-10 23-23z"><text:p/></draw:path><draw:path draw:style-name="gr115" draw:text-style-name="P10" svg:width="0.0177in" svg:height="0.0177in" svg:x="1.8858in" svg:y="0.1756in" svg:viewBox="0 0 46 46" svg:d="M46 23c0-12-10-23-23-23-12 0-23 11-23 23 0 13 11 23 23 23 13 0 23-10 23-23z"><text:p/></draw:path><draw:path draw:style-name="gr116" draw:text-style-name="P10" svg:width="0.0177in" svg:height="0.0177in" svg:x="1.9598in" svg:y="0.1756in" svg:viewBox="0 0 46 46" svg:d="M46 23c0-12-10-23-23-23-12 0-23 11-23 23 0 13 11 23 23 23 13 0 23-10 23-23z"><text:p/></draw:path><draw:path draw:style-name="gr117" draw:text-style-name="P10" svg:width="0.0791in" svg:height="0.1173in" svg:x="2.026in" svg:y="0.1102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118" draw:text-style-name="P10" svg:width="0.0827in" svg:height="0.0752in" svg:x="2.1102in" svg:y="0.152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119" draw:text-style-name="P10" svg:width="0.0709in" svg:height="0.0524in" svg:x="2.2063in" svg:y="0.1992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/draw:g></text:p>
      <text:p text:style-name="P8"/>
      <text:p text:style-name="P7"/>
      <text:p text:style-name="P8"><draw:g text:anchor-type="as-char" svg:y="-0.1252in" draw:z-index="16" draw:style-name="gr4"><svg:title>TexMaths</svg:title><svg:desc>12§display§C=\left\{ \left( x_{1}, x_{2}, \cdots, x_{n} \right): 0 \le x_{1} \le x_{2} \le \cdots \le x_{n} \le 1 \right\}§svg§600§FALSE§</svg:desc><draw:polygon draw:style-name="gr120" draw:text-style-name="P9" svg:width="3.7425in" svg:height="0.1492in" svg:x="0.0004in" svg:y="0.0083in" svg:viewBox="0 0 9507 380" draw:points="4754,380 0,380 0,0 9507,0 9507,380"><text:p/></draw:polygon><draw:path draw:style-name="gr121" draw:text-style-name="P10" svg:width="0.1177in" svg:height="0.1205in" svg:x="0.0004in" svg:y="0.0075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122" draw:text-style-name="P10" svg:width="0.1102in" svg:height="0.039in" svg:x="0.178in" svg:y="0.0634in" svg:viewBox="0 0 281 100" svg:d="M266 17c8 0 15 0 15-9 0-8-7-8-13-8h-254c-7 0-14 0-14 8 0 9 7 9 14 9zM268 100c6 0 13 0 13-9 0-8-7-8-15-8h-252c-7 0-14 0-14 8 0 9 7 9 14 9z"><text:p/></draw:path><draw:path draw:style-name="gr123" draw:text-style-name="P10" svg:width="0.0591in" svg:height="0.1657in" svg:x="0.3563in" svg:y="0.0004in" svg:viewBox="0 0 151 422" svg:d="M89 56c0-16 12-44 57-46 3-2 5-3 5-5 0-5-5-5-8-5-43 0-82 22-82 53v96c0 17 0 31-17 44-14 12-31 13-40 13-2 2-4 3-4 5 0 5 2 5 7 5 28 2 48 17 53 37 1 5 1 6 1 22v83c0 18 0 32 21 48 16 12 44 16 61 16 3 0 8 0 8-4s-3-4-7-4c-26-2-48-16-53-37-2-5-2-5-2-19v-90c0-20-3-27-16-40-9-10-23-13-33-17 34-9 49-29 49-54z"><text:p/></draw:path><draw:path draw:style-name="gr124" draw:text-style-name="P10" svg:width="0.0382in" svg:height="0.1657in" svg:x="0.4437in" svg:y="0.0004in" svg:viewBox="0 0 98 422" svg:d="M98 419c0-1 0-3-7-10-53-53-66-133-66-198 0-73 16-146 69-199 4-5 4-6 4-8 0-3-1-4-4-4-4 0-42 29-68 83-21 45-26 92-26 128 0 34 5 84 28 132 26 53 62 79 66 79 3 0 4-1 4-3z"><text:p/></draw:path><draw:path draw:style-name="gr125" draw:text-style-name="P10" svg:width="0.0827in" svg:height="0.0752in" svg:x="0.4965in" svg:y="0.0512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2 55-56 55-17 0-23-13-23-27 0-10 2-18 7-37z"><text:p/></draw:path><draw:path draw:style-name="gr126" draw:text-style-name="P10" svg:width="0.0421in" svg:height="0.0772in" svg:x="0.5992in" svg:y="0.072in" svg:viewBox="0 0 108 197" svg:d="M67 8c0-8-1-8-8-8-19 18-47 19-59 19v11c7 0 26 0 43-8v151c0 9 0 13-30 13h-11v11c5 0 42-1 53-1 10 0 47 1 53 1v-11h-11c-30 0-30-4-30-13z"><text:p/></draw:path><draw:path draw:style-name="gr127" draw:text-style-name="P10" svg:width="0.0193in" svg:height="0.0496in" svg:x="0.6756in" svg:y="0.1071in" svg:viewBox="0 0 50 127" svg:d="M50 44c0-27-10-44-27-44-15 0-23 11-23 22 0 12 8 24 23 24 5 0 11-3 14-6 3-2 3-2 4-2v6c0 32-15 58-29 71-5 5-5 6-5 7 0 4 1 5 5 5 5 0 38-33 38-83z"><text:p/></draw:path><draw:path draw:style-name="gr128" draw:text-style-name="P10" svg:width="0.0827in" svg:height="0.0752in" svg:x="0.7398in" svg:y="0.0512in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129" draw:text-style-name="P10" svg:width="0.0516in" svg:height="0.0772in" svg:x="0.837in" svg:y="0.07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130" draw:text-style-name="P10" svg:width="0.0193in" svg:height="0.0496in" svg:x="0.9185in" svg:y="0.1071in" svg:viewBox="0 0 50 127" svg:d="M50 44c0-27-10-44-27-44-15 0-23 11-23 22 0 12 8 24 23 24 5 0 11-3 14-6 3-2 3-2 4-2v6c0 32-15 58-29 71-5 5-5 6-5 7 0 4 1 5 5 5 5 0 38-33 38-83z"><text:p/></draw:path><draw:path draw:style-name="gr131" draw:text-style-name="P10" svg:width="0.0177in" svg:height="0.0177in" svg:x="0.9921in" svg:y="0.0744in" svg:viewBox="0 0 46 46" svg:d="M46 23c0-12-10-23-23-23-12 0-23 11-23 23 0 13 11 23 23 23 13 0 23-10 23-23z"><text:p/></draw:path><draw:path draw:style-name="gr132" draw:text-style-name="P10" svg:width="0.0177in" svg:height="0.0177in" svg:x="1.0665in" svg:y="0.0744in" svg:viewBox="0 0 46 46" svg:d="M46 23c0-12-10-23-23-23-12 0-23 11-23 23 0 13 11 23 23 23 13 0 23-10 23-23z"><text:p/></draw:path><draw:path draw:style-name="gr133" draw:text-style-name="P10" svg:width="0.0177in" svg:height="0.0177in" svg:x="1.1402in" svg:y="0.0744in" svg:viewBox="0 0 46 46" svg:d="M46 23c0-12-10-23-23-23-12 0-23 11-23 23 0 13 11 23 23 23 13 0 23-10 23-23z"><text:p/></draw:path><draw:path draw:style-name="gr134" draw:text-style-name="P10" svg:width="0.0193in" svg:height="0.0496in" svg:x="1.2413in" svg:y="0.1071in" svg:viewBox="0 0 50 127" svg:d="M50 44c0-27-10-44-27-44-15 0-23 11-23 22 0 12 8 24 23 24 5 0 11-3 14-6 3-2 3-2 4-2v6c0 32-15 58-29 71-5 5-5 6-5 7 0 4 1 5 5 5 5 0 38-33 38-83z"><text:p/></draw:path><draw:path draw:style-name="gr135" draw:text-style-name="P10" svg:width="0.0827in" svg:height="0.0752in" svg:x="1.3059in" svg:y="0.0512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2 55-56 55-17 0-23-13-23-27 0-10 2-18 7-37z"><text:p/></draw:path><draw:path draw:style-name="gr136" draw:text-style-name="P10" svg:width="0.0709in" svg:height="0.0524in" svg:x="1.4016in" svg:y="0.098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137" draw:text-style-name="P10" svg:width="0.0382in" svg:height="0.1657in" svg:x="1.4961in" svg:y="0.0004in" svg:viewBox="0 0 98 422" svg:d="M98 211c0-32-4-84-27-132-25-51-63-79-67-79-2 0-4 2-4 4s0 3 7 10c43 41 67 108 67 197 0 72-15 147-68 199-6 6-6 8-6 9 0 2 2 3 4 3 4 0 43-28 68-82 22-46 26-93 26-129z"><text:p/></draw:path><draw:path draw:style-name="gr138" draw:text-style-name="P10" svg:width="0.0177in" svg:height="0.0713in" svg:x="1.6118in" svg:y="0.0528in" svg:viewBox="0 0 46 182" svg:d="M46 22c0-11-10-22-23-22-12 0-23 11-23 22 0 13 11 24 23 24 13 0 23-11 23-24zM46 161c0-13-10-23-23-23-12 0-23 10-23 23 0 12 11 21 23 21 13 0 23-9 23-21z"><text:p/></draw:path><draw:path draw:style-name="gr139" draw:text-style-name="P10" svg:width="0.0701in" svg:height="0.1138in" svg:x="1.6957in" svg:y="0.0138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140" draw:text-style-name="P10" svg:width="0.1012in" svg:height="0.1287in" svg:x="1.8323in" svg:y="0.0189in" svg:viewBox="0 0 258 328" svg:d="M251 18c5-2 7-5 7-10 0-4-2-8-7-8-4 0-7 2-9 2l-234 111c-7 3-8 6-8 9 0 5 2 8 8 10l234 110c5 3 6 3 9 3s7-4 7-9c0-3-1-6-8-9l-221-105zM244 328c7 0 14 0 14-9s-8-9-14-9h-228c-8 0-16 0-16 9s7 9 14 9z"><text:p/></draw:path><draw:path draw:style-name="gr141" draw:text-style-name="P10" svg:width="0.0827in" svg:height="0.0752in" svg:x="1.9988in" svg:y="0.0512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2 55-56 55-17 0-23-13-23-27 0-10 2-18 7-37z"><text:p/></draw:path><draw:path draw:style-name="gr142" draw:text-style-name="P10" svg:width="0.0421in" svg:height="0.0772in" svg:x="2.1012in" svg:y="0.072in" svg:viewBox="0 0 108 197" svg:d="M67 8c0-8-1-8-8-8-19 18-47 19-59 19v11c7 0 26 0 43-8v151c0 9 0 13-30 13h-11v11c5 0 42-1 53-1 10 0 47 1 53 1v-11h-11c-30 0-30-4-30-13z"><text:p/></draw:path><draw:path draw:style-name="gr143" draw:text-style-name="P10" svg:width="0.1012in" svg:height="0.1287in" svg:x="2.2232in" svg:y="0.0189in" svg:viewBox="0 0 258 328" svg:d="M251 18c5-2 7-5 7-10 0-4-2-8-7-8-4 0-7 2-9 2l-234 111c-7 3-8 6-8 9 0 5 2 8 8 10l234 110c5 3 6 3 9 3s7-4 7-9c0-3-1-6-8-9l-221-105zM244 328c7 0 14 0 14-9s-8-9-14-9h-228c-8 0-16 0-16 9s7 9 14 9z"><text:p/></draw:path><draw:path draw:style-name="gr144" draw:text-style-name="P10" svg:width="0.0827in" svg:height="0.0752in" svg:x="2.3894in" svg:y="0.0512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3 55-56 55-17 0-23-13-23-27 0-10 2-18 7-37z"><text:p/></draw:path><draw:path draw:style-name="gr145" draw:text-style-name="P10" svg:width="0.0516in" svg:height="0.0772in" svg:x="2.4866in" svg:y="0.07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146" draw:text-style-name="P10" svg:width="0.1012in" svg:height="0.1287in" svg:x="2.6138in" svg:y="0.0189in" svg:viewBox="0 0 258 328" svg:d="M251 18c5-2 7-5 7-10 0-4-2-8-7-8-4 0-7 2-9 2l-234 111c-7 3-8 6-8 9 0 5 2 8 8 10l234 110c5 3 6 3 9 3s7-4 7-9c0-3-1-6-8-9l-221-105zM244 328c7 0 14 0 14-9s-8-9-14-9h-228c-8 0-16 0-16 9s7 9 14 9z"><text:p/></draw:path><draw:path draw:style-name="gr147" draw:text-style-name="P10" svg:width="0.0177in" svg:height="0.0177in" svg:x="2.7898in" svg:y="0.0744in" svg:viewBox="0 0 46 46" svg:d="M46 23c0-12-10-23-23-23-12 0-23 11-23 23 0 13 11 23 23 23 13 0 23-10 23-23z"><text:p/></draw:path><draw:path draw:style-name="gr148" draw:text-style-name="P10" svg:width="0.0177in" svg:height="0.0177in" svg:x="2.8634in" svg:y="0.0744in" svg:viewBox="0 0 46 46" svg:d="M46 23c0-12-10-23-23-23-12 0-23 11-23 23 0 13 11 23 23 23 13 0 23-10 23-23z"><text:p/></draw:path><draw:path draw:style-name="gr149" draw:text-style-name="P10" svg:width="0.0177in" svg:height="0.0177in" svg:x="2.9374in" svg:y="0.0744in" svg:viewBox="0 0 46 46" svg:d="M46 23c0-12-10-23-23-23-12 0-23 11-23 23 0 13 11 23 23 23 13 0 23-10 23-23z"><text:p/></draw:path><draw:path draw:style-name="gr150" draw:text-style-name="P10" svg:width="0.1012in" svg:height="0.1287in" svg:x="3.0287in" svg:y="0.0189in" svg:viewBox="0 0 258 328" svg:d="M251 18c5-2 7-5 7-10 0-4-2-8-7-8-4 0-7 2-9 2l-234 111c-7 3-8 6-8 9 0 5 2 8 8 10l234 110c5 3 6 3 9 3s7-4 7-9c0-3-1-6-8-9l-221-105zM244 328c7 0 14 0 14-9s-8-9-14-9h-228c-8 0-16 0-16 9s7 9 14 9z"><text:p/></draw:path><draw:path draw:style-name="gr151" draw:text-style-name="P10" svg:width="0.0827in" svg:height="0.0752in" svg:x="3.1953in" svg:y="0.0512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2 55-56 55-17 0-23-13-23-27 0-10 2-18 7-37z"><text:p/></draw:path><draw:path draw:style-name="gr152" draw:text-style-name="P10" svg:width="0.0709in" svg:height="0.0524in" svg:x="3.2909in" svg:y="0.098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153" draw:text-style-name="P10" svg:width="0.1012in" svg:height="0.1287in" svg:x="3.4354in" svg:y="0.0189in" svg:viewBox="0 0 258 328" svg:d="M251 18c5-2 7-5 7-10 0-4-2-8-7-8-4 0-7 2-9 2l-234 111c-7 3-8 6-8 9 0 5 2 8 8 10l234 110c5 3 6 3 9 3s7-4 7-9c0-3-1-6-8-9l-221-105zM244 328c7 0 14 0 14-9s-8-9-14-9h-228c-8 0-16 0-16 9s7 9 14 9z"><text:p/></draw:path><draw:path draw:style-name="gr154" draw:text-style-name="P10" svg:width="0.0547in" svg:height="0.1106in" svg:x="3.6122in" svg:y="0.0138in" svg:viewBox="0 0 140 282" svg:d="M88 11c0-10 0-11-10-11-28 26-65 26-78 26v15c8 0 34 0 55-12v219c0 16 0 21-38 21h-15v13c15-1 53-1 69-1 18 0 54 0 69 1v-13h-13c-38 0-39-5-39-21z"><text:p/></draw:path><draw:path draw:style-name="gr155" draw:text-style-name="P10" svg:width="0.0591in" svg:height="0.1657in" svg:x="3.6921in" svg:y="0.0004in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/draw:g></text:p>
      <text:p text:style-name="P8"/>
      <text:p text:style-name="P8"/>
      <text:p text:style-name="P8"><draw:g text:anchor-type="as-char" svg:y="-0.2917in" draw:z-index="17" draw:style-name="gr4"><svg:title>TexMaths</svg:title><svg:desc>12§display§Q(C) = \int_{0}^{1} \int_{0}^{x^{n}} \cdots \int_{0}^{x^{3}} \int_{0}^{x^{2}} dx_{1} dx_{2} \cdots dx_{n-1} dx_{n} = \frac{1}{n!}§svg§600§FALSE§</svg:desc><draw:polygon draw:style-name="gr156" draw:text-style-name="P9" svg:width="3.9898in" svg:height="0.4272in" svg:x="0in" svg:y="0.0087in" svg:viewBox="0 0 10135 1086" draw:points="5067,1086 0,1086 0,0 10135,0 10135,1086"><text:p/></draw:polygon><draw:path draw:style-name="gr157" draw:text-style-name="P10" svg:width="0.115in" svg:height="0.1492in" svg:x="0in" svg:y="0.1732in" svg:viewBox="0 0 293 380" svg:d="M164 295c66-24 129-101 129-182 0-67-46-113-108-113-91 0-185 96-185 194 0 71 47 113 108 113 11 0 25-2 42-6-2 26-2 27-2 32 0 15 0 47 36 47 49 0 69-78 69-81 0-4-2-5-3-5-4 0-5 1-6 5-10 29-35 39-50 39-19 0-25-11-30-43zM84 291c-32-12-47-45-47-82 0-30 11-90 43-136 32-43 71-62 102-62 42 0 74 32 74 89 0 41-23 141-94 181-1-15-6-46-37-46-22 0-42 22-42 43 0 9 1 13 1 13zM110 296c-6 0-19 0-19-18 0-17 17-33 34-33 18 0 26 10 26 36 0 6 0 6-5 8-10 5-24 7-36 7z"><text:p/></draw:path><draw:path draw:style-name="gr158" draw:text-style-name="P10" svg:width="0.0382in" svg:height="0.1657in" svg:x="0.1394in" svg:y="0.1657in" svg:viewBox="0 0 98 422" svg:d="M98 418c0-1 0-2-7-9-53-53-66-133-66-198 0-73 16-146 69-199 4-5 4-6 4-8 0-3-1-4-4-4-4 0-42 29-68 83-21 45-26 92-26 128 0 34 5 84 28 132 26 53 62 79 66 79 3 0 4-1 4-4z"><text:p/></draw:path><draw:path draw:style-name="gr159" draw:text-style-name="P10" svg:width="0.1177in" svg:height="0.1205in" svg:x="0.1957in" svg:y="0.1732in" svg:viewBox="0 0 300 307" svg:d="M300 4c0-2 0-4-5-4 0 0-1 0-6 5l-29 32c-3-6-24-37-70-37-95 0-190 94-190 192 0 69 50 115 114 115 37 0 70-17 92-36 40-35 46-73 46-74 0-4-4-4-5-4-2 0-5 0-5 4-4 12-14 42-43 67-29 23-56 31-78 31-37 0-83-23-83-89 0-24 9-92 51-141 26-30 67-52 104-52 43 0 69 33 69 82 0 16-2 18-2 21 0 5 4 5 6 5 5 0 5-1 8-8z"><text:p/></draw:path><draw:path draw:style-name="gr160" draw:text-style-name="P10" svg:width="0.0382in" svg:height="0.1657in" svg:x="0.328in" svg:y="0.1657in" svg:viewBox="0 0 98 422" svg:d="M98 211c0-32-4-84-27-132-25-51-63-79-67-79-2 0-4 2-4 4s0 3 7 10c43 41 67 108 67 197 0 72-15 146-68 199-6 6-6 7-6 8 0 3 2 4 4 4 4 0 43-29 68-83 22-45 26-92 26-128z"><text:p/></draw:path><draw:path draw:style-name="gr161" draw:text-style-name="P10" svg:width="0.1102in" svg:height="0.039in" svg:x="0.4378in" svg:y="0.2295in" svg:viewBox="0 0 281 100" svg:d="M266 17c8 0 15 0 15-9 0-8-7-8-13-8h-254c-7 0-14 0-14 8 0 9 7 9 14 9zM268 100c6 0 13 0 13-9 0-8-7-8-15-8h-252c-7 0-14 0-14 8 0 9 7 9 14 9z"><text:p/></draw:path><draw:path draw:style-name="gr162" draw:text-style-name="P10" svg:width="0.1476in" svg:height="0.3689in" svg:x="0.6134in" svg:y="0.0642in" svg:viewBox="0 0 376 938" svg:d="M20 918c14 0 21-9 21-20 0-14-10-22-19-22-11 0-22 8-22 22 0 22 22 40 47 40 65 0 89-100 119-221 32-134 60-269 82-404 16-90 32-174 46-229 5-20 19-74 36-74 13 0 23 7 25 9-14 1-21 10-21 21 0 14 10 20 20 20 11 0 22-6 22-20 0-23-23-40-47-40-33 0-57 46-79 132-2 5-59 216-105 493-12 63-24 135-37 193-8 31-28 110-62 110-15 0-24-10-26-10z"><text:p/></draw:path><draw:path draw:style-name="gr163" draw:text-style-name="P10" svg:width="0.0421in" svg:height="0.0772in" svg:x="0.7831in" svg:y="0.0283in" svg:viewBox="0 0 108 197" svg:d="M67 8c0-8 0-8-8-8-19 18-47 19-59 19v11c7 0 26 0 43-8v151c0 9 0 13-30 13h-11v11c5 0 42-2 53-2 10 0 47 2 53 2v-11h-11c-30 0-30-4-30-13z"><text:p/></draw:path><draw:path draw:style-name="gr164" draw:text-style-name="P10" svg:width="0.0539in" svg:height="0.0795in" svg:x="0.702in" svg:y="0.3638in" svg:viewBox="0 0 138 203" svg:d="M138 103c0-33-4-57-18-77-8-14-26-26-50-26-70 0-70 80-70 103 0 20 0 100 70 100 68 0 68-80 68-100zM70 194c-15 0-33-8-39-32-5-17-5-42-5-64 0-21 0-43 5-60 6-24 25-30 39-30 15 0 31 10 36 28 4 14 4 37 4 62 0 22 0 43-2 63-7 27-28 33-38 33z"><text:p/></draw:path><draw:path draw:style-name="gr165" draw:text-style-name="P10" svg:width="0.1476in" svg:height="0.3689in" svg:x="0.8815in" svg:y="0.0642in" svg:viewBox="0 0 376 938" svg:d="M20 918c14 0 21-9 21-20 0-14-10-22-19-22-11 0-22 8-22 22 0 22 22 40 47 40 65 0 89-100 119-221 32-134 60-269 82-404 16-90 32-174 46-229 5-20 19-74 36-74 13 0 23 7 25 9-14 1-21 10-21 21 0 14 10 20 20 20 11 0 22-6 22-20 0-23-23-40-47-40-33 0-55 46-79 132-2 5-59 216-105 493-12 63-24 135-37 193-8 31-28 110-62 110-15 0-24-10-26-10z"><text:p/></draw:path><draw:path draw:style-name="gr166" draw:text-style-name="P10" svg:width="0.0626in" svg:height="0.0524in" svg:x="1.0441in" svg:y="0.0539in" svg:viewBox="0 0 160 134" svg:d="M60 100c-4 9-13 26-29 26 0 0-9 0-15-4 12-5 13-14 13-16 0-8-5-12-12-12-9 0-17 8-17 19 0 14 17 21 31 21 15 0 25-8 34-21 7 15 24 21 35 21 34 0 51-37 51-45 0-5-3-5-5-5-3 0-3 2-4 6-6 20-24 36-41 36-12 0-18-9-18-19 0-9 7-35 15-69 6-22 20-30 29-30 0 0 10 0 16 4-9 4-12 11-12 17 0 7 5 12 11 12 7 0 18-6 18-19 0-17-20-22-33-22-14 0-25 10-32 22-6-14-19-22-35-22-34 0-53 36-53 46 0 3 4 3 5 3 4 0 5-1 5-5 8-22 27-36 42-36 9 0 17 5 17 20 0 6-3 21-6 31z"><text:p/></draw:path><draw:path draw:style-name="gr167" draw:text-style-name="P10" svg:width="0.0583in" svg:height="0.0378in" svg:x="1.1213in" svg:y="0.0185in" svg:viewBox="0 0 149 97" svg:d="M22 73c0 6-4 16-4 16 0 5 4 8 8 8s9-2 10-8c0 0 4-10 5-16 7-29 7-30 7-30 2-6 18-36 44-36 11 0 15 6 15 16 0 12-9 33-13 47-2 1-3 4-3 8 0 11 11 19 23 19 23 0 35-27 35-33 0-4-4-4-5-4-4 0-4 1-5 5-3 13-14 24-24 24-5 0-7-4-7-7 0-5 1-8 4-12 3-9 13-33 13-45 0-15-12-25-31-25-20 0-34 12-41 22-1-18-17-22-27-22-20 0-26 32-26 32 0 4 4 4 5 4 2 0 3-1 5-5 2-12 7-24 16-24 8 0 9 7 9 11s-3 12-4 18c-1 5-3 14-5 19z"><text:p/></draw:path><draw:path draw:style-name="gr168" draw:text-style-name="P10" svg:width="0.0539in" svg:height="0.0795in" svg:x="0.9705in" svg:y="0.3638in" svg:viewBox="0 0 138 203" svg:d="M138 103c0-33-4-57-18-77-8-14-26-26-50-26-70 0-70 80-70 103 0 20 0 100 70 100 68 0 68-80 68-100zM70 194c-15 0-33-8-39-32-5-17-5-42-5-64 0-21 0-43 5-60 6-24 25-30 39-30 15 0 31 10 36 28 4 14 6 37 6 62 0 22 0 43-4 63-7 27-28 33-38 33z"><text:p/></draw:path><draw:path draw:style-name="gr169" draw:text-style-name="P10" svg:width="0.0177in" svg:height="0.0177in" svg:x="1.2453in" svg:y="0.2398in" svg:viewBox="0 0 46 46" svg:d="M46 23c0-12-10-23-23-23-12 0-23 11-23 23 0 13 11 23 23 23 13 0 23-10 23-23z"><text:p/></draw:path><draw:path draw:style-name="gr170" draw:text-style-name="P10" svg:width="0.0177in" svg:height="0.0177in" svg:x="1.3193in" svg:y="0.2398in" svg:viewBox="0 0 46 46" svg:d="M46 23c0-12-10-23-23-23-12 0-23 11-23 23 0 13 11 23 23 23 13 0 23-10 23-23z"><text:p/></draw:path><draw:path draw:style-name="gr171" draw:text-style-name="P10" svg:width="0.0177in" svg:height="0.0177in" svg:x="1.3929in" svg:y="0.2398in" svg:viewBox="0 0 46 46" svg:d="M46 23c0-12-10-23-23-23-12 0-23 11-23 23 0 13 11 23 23 23 13 0 23-10 23-23z"><text:p/></draw:path><draw:path draw:style-name="gr172" draw:text-style-name="P10" svg:width="0.1476in" svg:height="0.3689in" svg:x="1.4618in" svg:y="0.0642in" svg:viewBox="0 0 376 938" svg:d="M20 918c14 0 21-9 21-20 0-14-10-22-19-22-11 0-22 8-22 22 0 22 22 40 47 40 65 0 89-100 119-221 32-134 60-269 82-404 16-90 32-174 46-229 5-20 19-74 36-74 13 0 23 7 25 9-14 1-21 10-21 21 0 14 10 20 20 20 11 0 22-6 22-20 0-23-23-40-47-40-33 0-55 46-79 132-2 5-59 216-105 493-12 63-24 135-37 193-8 31-28 110-62 110-15 0-24-10-26-10z"><text:p/></draw:path><draw:path draw:style-name="gr173" draw:text-style-name="P10" svg:width="0.0626in" svg:height="0.0524in" svg:x="1.6244in" svg:y="0.0539in" svg:viewBox="0 0 160 134" svg:d="M60 100c-4 9-13 26-29 26 0 0-9 0-15-4 12-5 13-14 13-16 0-8-5-12-12-12-9 0-17 8-17 19 0 14 17 21 31 21 15 0 25-8 34-21 7 15 24 21 35 21 34 0 51-37 51-45 0-5-3-5-5-5-3 0-3 2-4 6-6 20-24 36-41 36-12 0-18-9-18-19 0-9 7-35 15-69 6-22 20-30 29-30 0 0 10 0 16 4-9 4-12 11-12 17 0 7 5 12 11 12 7 0 18-6 18-19 0-17-20-22-33-22-14 0-26 10-32 22-6-14-19-22-35-22-34 0-53 36-53 46 0 3 4 3 5 3 4 0 5-1 5-5 8-22 26-36 42-36 9 0 17 5 17 20 0 6-4 21-6 31z"><text:p/></draw:path><draw:path draw:style-name="gr174" draw:text-style-name="P10" svg:width="0.0429in" svg:height="0.0571in" svg:x="1.7004in" svg:y="0in" svg:viewBox="0 0 110 146" svg:d="M53 71c20 0 32 13 32 33 0 22-13 33-31 33-4 0-28 0-38-10 8-2 10-10 10-14 0-7-6-12-13-12-6 0-13 3-13 13 0 23 25 32 54 32 35 0 56-21 56-42 0-16-15-32-39-38 25-7 32-24 32-35 0-19-21-31-48-31-26 0-48 11-48 30 0 11 9 12 12 12 7 0 12-4 12-11 0-5-2-11-9-13 9-10 28-11 32-11 16 0 26 10 26 24 0 11-7 31-30 33-6 0-7 0-13 1-1 0-3 0-3 2 0 4 2 4 6 4z"><text:p/></draw:path><draw:path draw:style-name="gr175" draw:text-style-name="P10" svg:width="0.0539in" svg:height="0.0795in" svg:x="1.5508in" svg:y="0.3638in" svg:viewBox="0 0 138 203" svg:d="M138 103c0-33-4-57-18-77-8-14-26-26-50-26-70 0-70 80-70 103 0 20 0 100 70 100 68 0 68-80 68-100zM70 194c-15 0-33-8-39-32-5-17-5-42-5-64 0-21 0-43 5-60 6-24 25-30 39-30 15 0 31 10 36 28 4 14 4 37 4 62 0 22 0 43-3 63-6 27-27 33-37 33z"><text:p/></draw:path><draw:path draw:style-name="gr176" draw:text-style-name="P10" svg:width="0.1476in" svg:height="0.3689in" svg:x="1.8039in" svg:y="0.0642in" svg:viewBox="0 0 376 938" svg:d="M20 918c14 0 21-9 21-20 0-14-10-22-19-22-11 0-22 8-22 22 0 22 22 40 47 40 65 0 89-100 119-221 32-134 60-269 82-404 16-90 32-174 46-229 5-20 19-74 36-74 13 0 23 7 25 9-14 1-21 10-21 21 0 14 10 20 20 20 11 0 22-6 22-20 0-23-23-40-47-40-33 0-55 46-79 132-2 5-59 216-105 493-12 63-24 135-37 193-8 31-28 110-62 110-15 0-24-10-26-10z"><text:p/></draw:path><draw:path draw:style-name="gr177" draw:text-style-name="P10" svg:width="0.0626in" svg:height="0.0524in" svg:x="1.9665in" svg:y="0.0539in" svg:viewBox="0 0 160 134" svg:d="M60 100c-4 9-13 26-29 26 0 0-9 0-15-4 12-5 13-14 13-16 0-8-5-12-12-12-9 0-17 8-17 19 0 14 17 21 31 21 15 0 25-8 34-21 7 15 24 21 35 21 34 0 51-37 51-45 0-5-3-5-5-5-3 0-3 2-4 6-6 20-24 36-41 36-12 0-18-9-18-19 0-9 7-35 15-69 6-22 20-30 29-30 0 0 10 0 16 4-9 4-12 11-12 17 0 7 5 12 11 12 7 0 18-6 18-19 0-17-20-22-33-22-14 0-26 10-32 22-6-14-19-22-35-22-34 0-53 36-53 46 0 3 4 3 5 3 4 0 5-1 5-5 8-22 26-36 42-36 9 0 17 5 17 20 0 6-4 21-6 31z"><text:p/></draw:path><draw:path draw:style-name="gr178" draw:text-style-name="P10" svg:width="0.0413in" svg:height="0.0551in" svg:x="2.0433in" svg:y="0in" svg:viewBox="0 0 106 141" svg:d="M106 101h-9c-1 3-3 16-6 19-2 1-20 1-23 1h-42c15-11 30-23 44-31 19-13 36-25 36-48 0-26-26-42-56-42-28 0-50 17-50 37 0 11 10 13 12 13 6 0 13-4 13-13 0-7-6-11-13-12 6-9 19-15 34-15 20 0 38 12 38 32 0 18-13 32-29 46l-53 44c-2 1-2 1-2 3v6h98z"><text:p/></draw:path><draw:path draw:style-name="gr179" draw:text-style-name="P10" svg:width="0.0539in" svg:height="0.0795in" svg:x="1.8929in" svg:y="0.3638in" svg:viewBox="0 0 138 203" svg:d="M138 103c0-33-4-57-18-77-8-14-26-26-50-26-70 0-70 80-70 103 0 20 0 100 70 100 68 0 68-80 68-100zM70 194c-15 0-33-8-39-32-5-17-5-42-5-64 0-21 0-43 5-60 6-24 25-30 39-30 15 0 31 10 36 28 4 14 4 37 4 62 0 22 0 43-3 63-6 27-27 33-37 33z"><text:p/></draw:path><draw:path draw:style-name="gr180" draw:text-style-name="P10" svg:width="0.0791in" svg:height="0.1173in" svg:x="2.1437in" svg:y="0.1748in" svg:viewBox="0 0 202 299" svg:d="M202 5c0-1 0-5-6-5s-46 4-54 5c-3 0-5 2-5 7 0 6 3 6 9 6 21 0 22 4 22 7l-2 9-24 99c-9-16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8 0 34 35 34 37 0 3-1 5-3 8z"><text:p/></draw:path><draw:path draw:style-name="gr181" draw:text-style-name="P10" svg:width="0.0827in" svg:height="0.0752in" svg:x="2.2283in" svg:y="0.2165in" svg:viewBox="0 0 211 192" svg:d="M130 60c2-12 12-50 40-50 4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0 28 28 0 44-30 44-33 5 16 20 33 46 33 44 0 68-55 68-65 0-5-4-5-5-5-3 0-5 1-6 5-13 46-43 55-56 55-17 0-23-13-23-27 0-10 2-18 7-38z"><text:p/></draw:path><draw:path draw:style-name="gr182" draw:text-style-name="P10" svg:width="0.0421in" svg:height="0.0772in" svg:x="2.3307in" svg:y="0.2378in" svg:viewBox="0 0 108 197" svg:d="M67 8c0-8-1-8-8-8-19 18-47 19-59 19v11c7 0 26 0 43-8v151c0 9 0 13-30 13h-11v11c5 0 42-2 53-2 10 0 47 2 53 2v-11h-11c-30 0-30-4-30-13z"><text:p/></draw:path><draw:path draw:style-name="gr183" draw:text-style-name="P10" svg:width="0.0791in" svg:height="0.1173in" svg:x="2.3992in" svg:y="0.1748in" svg:viewBox="0 0 202 299" svg:d="M202 5c0-1 0-5-6-5s-46 4-54 5c-3 0-5 2-5 7 0 6 3 6 9 6 21 0 22 4 22 7l-2 9-24 99c-9-16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7 0 34 35 34 37 0 3-1 5-3 8z"><text:p/></draw:path><draw:path draw:style-name="gr184" draw:text-style-name="P10" svg:width="0.0827in" svg:height="0.0752in" svg:x="2.4839in" svg:y="0.2165in" svg:viewBox="0 0 211 192" svg:d="M130 60c2-12 12-50 40-50 3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0 28 28 0 43-30 44-33 5 16 20 33 46 33 44 0 68-55 68-65 0-5-4-5-5-5-3 0-5 1-6 5-14 46-43 55-56 55-17 0-23-13-23-27 0-10 2-18 7-38z"><text:p/></draw:path><draw:path draw:style-name="gr185" draw:text-style-name="P10" svg:width="0.0516in" svg:height="0.0772in" svg:x="2.5811in" svg:y="0.2378in" svg:viewBox="0 0 132 197" svg:d="M132 143h-11c-1 7-3 24-8 27-1 1-24 1-29 1h-54c30-27 41-34 59-49 23-18 43-36 43-64 0-36-32-58-71-58-36 0-61 26-61 53 0 15 12 17 16 17 7 0 15-5 15-16 0-5-1-16-17-16 9-21 29-27 44-27 30 0 45 23 45 47 0 26-19 45-29 57l-72 70c-2 3-2 4-2 12h122z"><text:p/></draw:path><draw:path draw:style-name="gr186" draw:text-style-name="P10" svg:width="0.0177in" svg:height="0.0177in" svg:x="2.6902in" svg:y="0.2398in" svg:viewBox="0 0 46 46" svg:d="M46 23c0-12-10-23-23-23-12 0-23 11-23 23 0 13 11 23 23 23 13 0 23-10 23-23z"><text:p/></draw:path><draw:path draw:style-name="gr187" draw:text-style-name="P10" svg:width="0.0177in" svg:height="0.0177in" svg:x="2.7638in" svg:y="0.2398in" svg:viewBox="0 0 46 46" svg:d="M46 23c0-12-10-23-23-23-12 0-23 11-23 23 0 13 11 23 23 23 13 0 23-10 23-23z"><text:p/></draw:path><draw:path draw:style-name="gr188" draw:text-style-name="P10" svg:width="0.0177in" svg:height="0.0177in" svg:x="2.8378in" svg:y="0.2398in" svg:viewBox="0 0 46 46" svg:d="M46 23c0-12-10-23-23-23-12 0-23 11-23 23 0 13 11 23 23 23 13 0 23-10 23-23z"><text:p/></draw:path><draw:path draw:style-name="gr189" draw:text-style-name="P10" svg:width="0.0791in" svg:height="0.1173in" svg:x="2.9039in" svg:y="0.1748in" svg:viewBox="0 0 202 299" svg:d="M202 5c0-1 0-5-6-5s-46 4-54 5c-3 0-5 2-5 7 0 6 3 6 9 6 21 0 22 4 22 7l-1 9-25 99c-9-16-21-26-40-26-49 0-102 62-102 123 0 41 23 69 56 69 9 0 30-3 56-33 3 18 18 33 38 33 16 0 25-10 31-24 7-15 13-41 13-42 0-5-4-5-4-5-5 0-5 2-6 8-9 28-16 53-33 53-12 0-13-11-13-19 0-11 1-13 4-21zM113 242c-1 9-1 10-9 17-18 23-34 30-46 30-22 0-28-23-28-40 0-21 14-74 24-93 12-24 31-40 49-40 28 0 34 35 34 37 0 3-1 5-3 8z"><text:p/></draw:path><draw:path draw:style-name="gr190" draw:text-style-name="P10" svg:width="0.0827in" svg:height="0.0752in" svg:x="2.9886in" svg:y="0.2165in" svg:viewBox="0 0 211 192" svg:d="M130 60c2-12 12-50 40-50 4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1 28 27 0 43-30 43-33 5 16 20 33 47 33 43 0 67-55 67-65 0-5-4-5-5-5-3 0-5 1-6 5-13 46-43 55-56 55-17 0-23-13-23-27 0-10 2-18 7-38z"><text:p/></draw:path><draw:path draw:style-name="gr191" draw:text-style-name="P10" svg:width="0.0709in" svg:height="0.0524in" svg:x="3.0843in" svg:y="0.2638in" svg:viewBox="0 0 181 134" svg:d="M22 113c0 3-3 10-3 12 0 7 6 9 11 9s10-3 11-7c1-2 5-12 5-18 2-6 4-19 7-26 2-7 3-13 5-21 3-12 3-14 12-26s22-28 45-28c17 0 17 15 17 21 0 18-12 50-17 63-3 9-5 11-5 16 0 15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192" draw:text-style-name="P10" svg:width="0.0783in" svg:height="0.0059in" svg:x="3.1736in" svg:y="0.2831in" svg:viewBox="0 0 200 16" svg:d="M190 16c3 0 10 0 10-9 0-7-6-7-10-7h-178c-5 0-12 0-12 7 0 9 7 9 12 9z"><text:p/></draw:path><draw:path draw:style-name="gr193" draw:text-style-name="P10" svg:width="0.0421in" svg:height="0.0772in" svg:x="3.2776in" svg:y="0.2378in" svg:viewBox="0 0 108 197" svg:d="M67 8c0-8-1-8-8-8-19 18-47 19-59 19v11c7 0 26 0 43-8v151c0 9 0 13-30 13h-11v11c5 0 42-2 53-2 10 0 47 2 53 2v-11h-11c-30 0-30-4-30-13z"><text:p/></draw:path><draw:path draw:style-name="gr194" draw:text-style-name="P10" svg:width="0.0791in" svg:height="0.1173in" svg:x="3.3457in" svg:y="0.1748in" svg:viewBox="0 0 202 299" svg:d="M202 5c0-1 0-5-6-5s-46 4-54 5c-3 0-5 2-5 7 0 6 3 6 9 6 21 0 22 4 22 7l-2 9-24 99c-9-16-21-26-40-26-49 0-102 62-102 123 0 41 23 69 56 69 9 0 30-3 56-33 3 18 18 33 38 33 16 0 25-10 31-24 7-15 13-41 13-42 0-5-4-5-4-5-5 0-5 2-6 8-9 28-16 53-33 53-12 0-13-11-13-19 0-11 1-13 4-21zM113 242c-1 9-1 10-9 17-18 23-34 30-46 30-22 0-28-23-28-40 0-21 13-74 24-93 12-24 31-40 49-40 27 0 34 35 34 37 0 3-1 5-3 8z"><text:p/></draw:path><draw:path draw:style-name="gr195" draw:text-style-name="P10" svg:width="0.0827in" svg:height="0.0752in" svg:x="3.4307in" svg:y="0.2165in" svg:viewBox="0 0 211 192" svg:d="M130 60c2-12 12-50 40-50 4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1 28 27 0 43-30 43-33 5 16 20 33 47 33 43 0 67-55 67-65 0-5-4-5-5-5-3 0-5 1-6 5-13 46-42 55-56 55-17 0-23-13-23-27 0-10 2-18 7-38z"><text:p/></draw:path><draw:path draw:style-name="gr196" draw:text-style-name="P10" svg:width="0.0709in" svg:height="0.0524in" svg:x="3.526in" svg:y="0.2638in" svg:viewBox="0 0 181 134" svg:d="M22 113c0 3-3 10-3 12 0 7 6 9 11 9s10-3 11-7c1-2 5-12 5-18 2-6 4-19 7-26 2-7 3-13 5-21 3-12 3-14 12-26s22-28 45-28c17 0 17 15 17 21 0 18-12 50-17 63-3 9-5 11-5 16 0 15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197" draw:text-style-name="P10" svg:width="0.1102in" svg:height="0.039in" svg:x="3.6665in" svg:y="0.2295in" svg:viewBox="0 0 281 100" svg:d="M266 17c8 0 15 0 15-9 0-8-7-8-13-8h-254c-7 0-14 0-14 8 0 9 7 9 14 9zM268 100c6 0 13 0 13-9 0-8-7-8-15-8h-252c-7 0-14 0-14 8 0 9 7 9 14 9z"><text:p/></draw:path><draw:path draw:style-name="gr198" draw:text-style-name="P10" svg:width="0.0547in" svg:height="0.1106in" svg:x="3.8984in" svg:y="0.0669in" svg:viewBox="0 0 140 282" svg:d="M88 11c0-10 0-11-11-11-27 26-64 26-77 26v15c8 0 34 0 55-12v219c0 16 0 21-38 21h-15v13c15-1 53-1 69-1 18 0 54 0 69 1v-13h-13c-38 0-39-5-39-21z"><text:p/></draw:path><draw:polygon draw:style-name="gr199" draw:text-style-name="P10" svg:width="0.1461in" svg:height="0.0067in" svg:x="3.852in" svg:y="0.2457in" svg:viewBox="0 0 372 18" draw:points="185,18 0,18 0,0 372,0 372,18"><text:p/></draw:polygon><draw:path draw:style-name="gr200" draw:text-style-name="P10" svg:width="0.0898in" svg:height="0.0752in" svg:x="3.8567in" svg:y="0.3303in" svg:viewBox="0 0 229 192" svg:d="M25 162c-1 7-3 17-3 18 0 8 4 12 12 12 4 0 12-4 15-12 1 0 6-21 9-31l8-39c4-8 6-18 8-27s5-21 5-22c6-13 29-51 69-51 19 0 22 15 22 30 0 25-19 80-26 97-4 10-5 15-5 20 0 20 16 35 35 35 40 0 55-61 55-65 0-5-3-5-5-5-4 0-4 1-6 9-9 28-22 51-43 51-7 0-9-3-9-13 0-11 3-22 7-31 7-22 25-68 25-92 0-29-18-46-48-46-38 0-60 26-66 36-2-23-19-36-40-36-19 0-27 17-32 24-6 14-12 40-12 41 0 5 4 5 5 5 5 0 5 0 7-10 7-30 16-50 31-50 9 0 13 4 13 19 0 8-1 13-6 36z"><text:p/></draw:path><draw:path draw:style-name="gr201" draw:text-style-name="P10" svg:width="0.0177in" svg:height="0.1189in" svg:x="3.9657in" svg:y="0.285in" svg:viewBox="0 0 46 303" svg:d="M29 213l17-191c0-15-12-22-23-22s-23 7-23 22l17 191c0 8 0 10 6 10 3 0 6-1 6-10zM46 281c0-14-10-23-23-23-12 0-23 9-23 23 0 12 11 22 23 22 13 0 23-10 23-22z"><text:p/></draw:path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2T10:09:51.871287812</meta:creation-date>
    <dc:date>2020-12-23T14:27:20.975145494</dc:date>
    <meta:editing-duration>PT37M41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20" meta:word-count="2" meta:character-count="6" meta:non-whitespace-character-count="6"/>
  </office:meta>
</office:document-meta>
</file>